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.959cm" table:align="left"/>
    </style:style>
    <style:style style:name="Tabla1.A" style:family="table-column">
      <style:table-column-properties style:column-width="3.824cm"/>
    </style:style>
    <style:style style:name="Tabla1.B" style:family="table-column">
      <style:table-column-properties style:column-width="1.372cm"/>
    </style:style>
    <style:style style:name="Tabla1.C" style:family="table-column">
      <style:table-column-properties style:column-width="1.697cm"/>
    </style:style>
    <style:style style:name="Tabla1.D" style:family="table-column">
      <style:table-column-properties style:column-width="1.723cm"/>
    </style:style>
    <style:style style:name="Tabla1.E" style:family="table-column">
      <style:table-column-properties style:column-width="1.912cm"/>
    </style:style>
    <style:style style:name="Tabla1.F" style:family="table-column">
      <style:table-column-properties style:column-width="1.427cm"/>
    </style:style>
    <style:style style:name="Tabla1.A1" style:family="table-cell">
      <style:table-cell-properties style:vertical-align="middle" fo:background-color="#808080" style:border-line-width-left="0.009cm 0.009cm 0.009cm" style:border-line-width-right="0.009cm 0.009cm 0.009cm" style:border-line-width-top="0.009cm 0.009cm 0.009cm" style:border-line-width-bottom="0cm 0.004cm 0.002cm" fo:padding="0.106cm" fo:border-left="0.75pt double #000000" fo:border-right="0.75pt double #000000" fo:border-top="0.75pt double #000000" fo:border-bottom="0.05pt double #000000">
        <style:background-image/>
      </style:table-cell-properties>
    </style:style>
    <style:style style:name="Tabla1.B1" style:family="table-cell">
      <style:table-cell-properties style:vertical-align="middle" fo:background-color="#808080" style:border-line-width-left="0cm 0.004cm 0.002cm" style:border-line-width-right="0.009cm 0.009cm 0.009cm" style:border-line-width-top="0.009cm 0.009cm 0.009cm" style:border-line-width-bottom="0cm 0.004cm 0.002cm" fo:padding="0.106cm" fo:border-left="0.05pt double #000000" fo:border-right="0.75pt double #000000" fo:border-top="0.75pt double #000000" fo:border-bottom="0.05pt double #000000">
        <style:background-image/>
      </style:table-cell-properties>
    </style:style>
    <style:style style:name="Tabla1.A2" style:family="table-cell">
      <style:table-cell-properties style:vertical-align="middle" fo:background-color="#c0c0c0" style:border-line-width-left="0.009cm 0.009cm 0.009cm" style:border-line-width-right="0.009cm 0.009cm 0.009cm" style:border-line-width-bottom="0cm 0.004cm 0.002cm" fo:padding="0.106cm" fo:border-left="0.75pt double #000000" fo:border-right="0.75pt double #000000" fo:border-top="none" fo:border-bottom="0.05pt double #000000">
        <style:background-image/>
      </style:table-cell-properties>
    </style:style>
    <style:style style:name="Tabla1.B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2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2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2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2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2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3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3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3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3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3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4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4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4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4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4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5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5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5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5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5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6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6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6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6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6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7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7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7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7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7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8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8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8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8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8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9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9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9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9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9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0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0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0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0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0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19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0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1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2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3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4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5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6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7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B1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C1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D1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E1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F128" style:family="table-cell">
      <style:table-cell-properties style:vertical-align="middle" style:border-line-width-left="0cm 0.004cm 0.002cm" style:border-line-width-right="0.009cm 0.009cm 0.009cm" style:border-line-width-bottom="0cm 0.004cm 0.002cm" fo:padding="0.106cm" fo:border-left="0.05pt double #000000" fo:border-right="0.75pt double #000000" fo:border-top="none" fo:border-bottom="0.05pt double #000000"/>
    </style:style>
    <style:style style:name="Tabla1.A129" style:family="table-cell">
      <style:table-cell-properties style:vertical-align="middle" fo:background-color="#c0c0c0" style:border-line-width-left="0.009cm 0.009cm 0.009cm" style:border-line-width-right="0.009cm 0.009cm 0.009cm" style:border-line-width-bottom="0.009cm 0.009cm 0.009cm" fo:padding="0.106cm" fo:border-left="0.75pt double #000000" fo:border-right="0.75pt double #000000" fo:border-top="none" fo:border-bottom="0.75pt double #000000">
        <style:background-image/>
      </style:table-cell-properties>
    </style:style>
    <style:style style:name="Tabla1.B129" style:family="table-cell">
      <style:table-cell-properties style:vertical-align="middle" style:border-line-width-left="0cm 0.004cm 0.002cm" style:border-line-width-right="0.009cm 0.009cm 0.009cm" style:border-line-width-bottom="0.009cm 0.009cm 0.009cm" fo:padding="0.106cm" fo:border-left="0.05pt double #000000" fo:border-right="0.75pt double #000000" fo:border-top="none" fo:border-bottom="0.75pt double #000000"/>
    </style:style>
    <style:style style:name="Tabla1.C129" style:family="table-cell">
      <style:table-cell-properties style:vertical-align="middle" style:border-line-width-left="0cm 0.004cm 0.002cm" style:border-line-width-right="0.009cm 0.009cm 0.009cm" style:border-line-width-bottom="0.009cm 0.009cm 0.009cm" fo:padding="0.106cm" fo:border-left="0.05pt double #000000" fo:border-right="0.75pt double #000000" fo:border-top="none" fo:border-bottom="0.75pt double #000000"/>
    </style:style>
    <style:style style:name="Tabla1.D129" style:family="table-cell">
      <style:table-cell-properties style:vertical-align="middle" style:border-line-width-left="0cm 0.004cm 0.002cm" style:border-line-width-right="0.009cm 0.009cm 0.009cm" style:border-line-width-bottom="0.009cm 0.009cm 0.009cm" fo:padding="0.106cm" fo:border-left="0.05pt double #000000" fo:border-right="0.75pt double #000000" fo:border-top="none" fo:border-bottom="0.75pt double #000000"/>
    </style:style>
    <style:style style:name="Tabla1.E129" style:family="table-cell">
      <style:table-cell-properties style:vertical-align="middle" style:border-line-width-left="0cm 0.004cm 0.002cm" style:border-line-width-right="0.009cm 0.009cm 0.009cm" style:border-line-width-bottom="0.009cm 0.009cm 0.009cm" fo:padding="0.106cm" fo:border-left="0.05pt double #000000" fo:border-right="0.75pt double #000000" fo:border-top="none" fo:border-bottom="0.75pt double #000000"/>
    </style:style>
    <style:style style:name="Tabla1.F129" style:family="table-cell">
      <style:table-cell-properties style:vertical-align="middle" style:border-line-width-left="0cm 0.004cm 0.002cm" style:border-line-width-right="0.009cm 0.009cm 0.009cm" style:border-line-width-bottom="0.009cm 0.009cm 0.009cm" fo:padding="0.106cm" fo:border-left="0.05pt double #000000" fo:border-right="0.75pt double #000000" fo:border-top="none" fo:border-bottom="0.75pt double #000000"/>
    </style:style>
    <style:style style:name="P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bold"/>
    </style:style>
    <style:style style:name="P2" style:family="paragraph" style:parent-style-name="Table_20_Contents">
      <style:paragraph-properties fo:margin-top="0cm" fo:margin-bottom="0.499cm" loext:contextual-spacing="false" fo:text-align="end" style:justify-single-word="false"/>
      <style:text-properties fo:font-size="10pt" fo:font-weight="bold"/>
    </style:style>
    <style:style style:name="P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/>
    </style:style>
    <style:style style:name="P4" style:family="paragraph" style:parent-style-name="Table_20_Contents">
      <style:paragraph-properties fo:margin-top="0cm" fo:margin-bottom="0.499cm" loext:contextual-spacing="false" fo:text-align="end" style:justify-single-word="false"/>
      <style:text-properties fo:font-size="10pt"/>
    </style:style>
    <style:style style:name="P5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T1" style:family="text">
      <style:text-properties style:font-name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">Character Name</text:p>
          </table:table-cell>
          <table:table-cell table:style-name="Tabla1.B1" office:value-type="string">
            <text:p text:style-name="P1">Char</text:p>
          </table:table-cell>
          <table:table-cell table:style-name="Tabla1.B1" office:value-type="string">
            <text:p text:style-name="P1">Code</text:p>
          </table:table-cell>
          <table:table-cell table:style-name="Tabla1.B1" office:value-type="string">
            <text:p text:style-name="P2">Decimal</text:p>
          </table:table-cell>
          <table:table-cell table:style-name="Tabla1.B1" office:value-type="string">
            <text:p text:style-name="P2">Binary</text:p>
          </table:table-cell>
          <table:table-cell table:style-name="Tabla1.B1" office:value-type="string">
            <text:p text:style-name="P2">Hex</text:p>
          </table:table-cell>
        </table:table-row>
        <table:table-row>
          <table:table-cell table:style-name="Tabla1.A2" office:value-type="string">
            <text:p text:style-name="P1">Null</text:p>
          </table:table-cell>
          <table:table-cell table:style-name="Tabla1.B128" office:value-type="string">
            <text:p text:style-name="P3">NUL</text:p>
          </table:table-cell>
          <table:table-cell table:style-name="Tabla1.C128" office:value-type="string">
            <text:p text:style-name="P3">Ctrl @</text:p>
          </table:table-cell>
          <table:table-cell table:style-name="Tabla1.D128" office:value-type="string">
            <text:p text:style-name="P4">0</text:p>
          </table:table-cell>
          <table:table-cell table:style-name="Tabla1.E128" office:value-type="string">
            <text:p text:style-name="P4">00000000</text:p>
          </table:table-cell>
          <table:table-cell table:style-name="Tabla1.F128" office:value-type="string">
            <text:p text:style-name="P4">00</text:p>
          </table:table-cell>
        </table:table-row>
        <table:table-row>
          <table:table-cell table:style-name="Tabla1.A2" office:value-type="string">
            <text:p text:style-name="P1">Start of Heading</text:p>
          </table:table-cell>
          <table:table-cell table:style-name="Tabla1.B128" office:value-type="string">
            <text:p text:style-name="P3">SOH</text:p>
          </table:table-cell>
          <table:table-cell table:style-name="Tabla1.C128" office:value-type="string">
            <text:p text:style-name="P3">Ctrl A</text:p>
          </table:table-cell>
          <table:table-cell table:style-name="Tabla1.D128" office:value-type="string">
            <text:p text:style-name="P4">1</text:p>
          </table:table-cell>
          <table:table-cell table:style-name="Tabla1.E128" office:value-type="string">
            <text:p text:style-name="P4">00000001</text:p>
          </table:table-cell>
          <table:table-cell table:style-name="Tabla1.F128" office:value-type="string">
            <text:p text:style-name="P4">01</text:p>
          </table:table-cell>
        </table:table-row>
        <table:table-row>
          <table:table-cell table:style-name="Tabla1.A2" office:value-type="string">
            <text:p text:style-name="P1">Start of Text</text:p>
          </table:table-cell>
          <table:table-cell table:style-name="Tabla1.B128" office:value-type="string">
            <text:p text:style-name="P3">STX</text:p>
          </table:table-cell>
          <table:table-cell table:style-name="Tabla1.C128" office:value-type="string">
            <text:p text:style-name="P3">Ctrl B</text:p>
          </table:table-cell>
          <table:table-cell table:style-name="Tabla1.D128" office:value-type="string">
            <text:p text:style-name="P4">2</text:p>
          </table:table-cell>
          <table:table-cell table:style-name="Tabla1.E128" office:value-type="string">
            <text:p text:style-name="P4">00000010</text:p>
          </table:table-cell>
          <table:table-cell table:style-name="Tabla1.F128" office:value-type="string">
            <text:p text:style-name="P4">02</text:p>
          </table:table-cell>
        </table:table-row>
        <table:table-row>
          <table:table-cell table:style-name="Tabla1.A2" office:value-type="string">
            <text:p text:style-name="P1">End of Text</text:p>
          </table:table-cell>
          <table:table-cell table:style-name="Tabla1.B128" office:value-type="string">
            <text:p text:style-name="P3">ETX</text:p>
          </table:table-cell>
          <table:table-cell table:style-name="Tabla1.C128" office:value-type="string">
            <text:p text:style-name="P3">Ctrl C</text:p>
          </table:table-cell>
          <table:table-cell table:style-name="Tabla1.D128" office:value-type="string">
            <text:p text:style-name="P4">3</text:p>
          </table:table-cell>
          <table:table-cell table:style-name="Tabla1.E128" office:value-type="string">
            <text:p text:style-name="P4">00000011</text:p>
          </table:table-cell>
          <table:table-cell table:style-name="Tabla1.F128" office:value-type="string">
            <text:p text:style-name="P4">03</text:p>
          </table:table-cell>
        </table:table-row>
        <table:table-row>
          <table:table-cell table:style-name="Tabla1.A2" office:value-type="string">
            <text:p text:style-name="P1">End of Transmit</text:p>
          </table:table-cell>
          <table:table-cell table:style-name="Tabla1.B128" office:value-type="string">
            <text:p text:style-name="P3">EOT</text:p>
          </table:table-cell>
          <table:table-cell table:style-name="Tabla1.C128" office:value-type="string">
            <text:p text:style-name="P3">Ctrl D</text:p>
          </table:table-cell>
          <table:table-cell table:style-name="Tabla1.D128" office:value-type="string">
            <text:p text:style-name="P4">4</text:p>
          </table:table-cell>
          <table:table-cell table:style-name="Tabla1.E128" office:value-type="string">
            <text:p text:style-name="P4">00000100</text:p>
          </table:table-cell>
          <table:table-cell table:style-name="Tabla1.F128" office:value-type="string">
            <text:p text:style-name="P4">04</text:p>
          </table:table-cell>
        </table:table-row>
        <table:table-row>
          <table:table-cell table:style-name="Tabla1.A2" office:value-type="string">
            <text:p text:style-name="P1">Enquiry</text:p>
          </table:table-cell>
          <table:table-cell table:style-name="Tabla1.B128" office:value-type="string">
            <text:p text:style-name="P3">ENQ</text:p>
          </table:table-cell>
          <table:table-cell table:style-name="Tabla1.C128" office:value-type="string">
            <text:p text:style-name="P3">Ctrl E</text:p>
          </table:table-cell>
          <table:table-cell table:style-name="Tabla1.D128" office:value-type="string">
            <text:p text:style-name="P4">5</text:p>
          </table:table-cell>
          <table:table-cell table:style-name="Tabla1.E128" office:value-type="string">
            <text:p text:style-name="P4">00000101</text:p>
          </table:table-cell>
          <table:table-cell table:style-name="Tabla1.F128" office:value-type="string">
            <text:p text:style-name="P4">05</text:p>
          </table:table-cell>
        </table:table-row>
        <table:table-row>
          <table:table-cell table:style-name="Tabla1.A2" office:value-type="string">
            <text:p text:style-name="P1">Acknowledge</text:p>
          </table:table-cell>
          <table:table-cell table:style-name="Tabla1.B128" office:value-type="string">
            <text:p text:style-name="P3">ACK</text:p>
          </table:table-cell>
          <table:table-cell table:style-name="Tabla1.C128" office:value-type="string">
            <text:p text:style-name="P3">Ctrl F</text:p>
          </table:table-cell>
          <table:table-cell table:style-name="Tabla1.D128" office:value-type="string">
            <text:p text:style-name="P4">6</text:p>
          </table:table-cell>
          <table:table-cell table:style-name="Tabla1.E128" office:value-type="string">
            <text:p text:style-name="P4">00000110</text:p>
          </table:table-cell>
          <table:table-cell table:style-name="Tabla1.F128" office:value-type="string">
            <text:p text:style-name="P4">06</text:p>
          </table:table-cell>
        </table:table-row>
        <table:table-row>
          <table:table-cell table:style-name="Tabla1.A2" office:value-type="string">
            <text:p text:style-name="P1">Bell</text:p>
          </table:table-cell>
          <table:table-cell table:style-name="Tabla1.B128" office:value-type="string">
            <text:p text:style-name="P3">BEL</text:p>
          </table:table-cell>
          <table:table-cell table:style-name="Tabla1.C128" office:value-type="string">
            <text:p text:style-name="P3">Ctrl G</text:p>
          </table:table-cell>
          <table:table-cell table:style-name="Tabla1.D128" office:value-type="string">
            <text:p text:style-name="P4">7</text:p>
          </table:table-cell>
          <table:table-cell table:style-name="Tabla1.E128" office:value-type="string">
            <text:p text:style-name="P4">00000111</text:p>
          </table:table-cell>
          <table:table-cell table:style-name="Tabla1.F128" office:value-type="string">
            <text:p text:style-name="P4">07</text:p>
          </table:table-cell>
        </table:table-row>
        <table:table-row>
          <table:table-cell table:style-name="Tabla1.A2" office:value-type="string">
            <text:p text:style-name="P1">Back Space</text:p>
          </table:table-cell>
          <table:table-cell table:style-name="Tabla1.B128" office:value-type="string">
            <text:p text:style-name="P3">BS</text:p>
          </table:table-cell>
          <table:table-cell table:style-name="Tabla1.C128" office:value-type="string">
            <text:p text:style-name="P3">Ctrl H</text:p>
          </table:table-cell>
          <table:table-cell table:style-name="Tabla1.D128" office:value-type="string">
            <text:p text:style-name="P4">8</text:p>
          </table:table-cell>
          <table:table-cell table:style-name="Tabla1.E128" office:value-type="string">
            <text:p text:style-name="P4">00001000</text:p>
          </table:table-cell>
          <table:table-cell table:style-name="Tabla1.F128" office:value-type="string">
            <text:p text:style-name="P4">08</text:p>
          </table:table-cell>
        </table:table-row>
        <table:table-row>
          <table:table-cell table:style-name="Tabla1.A2" office:value-type="string">
            <text:p text:style-name="P1">Horizontal Tab</text:p>
          </table:table-cell>
          <table:table-cell table:style-name="Tabla1.B128" office:value-type="string">
            <text:p text:style-name="P3">TAB</text:p>
          </table:table-cell>
          <table:table-cell table:style-name="Tabla1.C128" office:value-type="string">
            <text:p text:style-name="P3">Ctrl I</text:p>
          </table:table-cell>
          <table:table-cell table:style-name="Tabla1.D128" office:value-type="string">
            <text:p text:style-name="P4">9</text:p>
          </table:table-cell>
          <table:table-cell table:style-name="Tabla1.E128" office:value-type="string">
            <text:p text:style-name="P4">00001001</text:p>
          </table:table-cell>
          <table:table-cell table:style-name="Tabla1.F128" office:value-type="string">
            <text:p text:style-name="P4">09</text:p>
          </table:table-cell>
        </table:table-row>
        <table:table-row>
          <table:table-cell table:style-name="Tabla1.A2" office:value-type="string">
            <text:p text:style-name="P1">Line Feed</text:p>
          </table:table-cell>
          <table:table-cell table:style-name="Tabla1.B128" office:value-type="string">
            <text:p text:style-name="P3">LF</text:p>
          </table:table-cell>
          <table:table-cell table:style-name="Tabla1.C128" office:value-type="string">
            <text:p text:style-name="P3">Ctrl J</text:p>
          </table:table-cell>
          <table:table-cell table:style-name="Tabla1.D128" office:value-type="string">
            <text:p text:style-name="P4">10</text:p>
          </table:table-cell>
          <table:table-cell table:style-name="Tabla1.E128" office:value-type="string">
            <text:p text:style-name="P4">00001010</text:p>
          </table:table-cell>
          <table:table-cell table:style-name="Tabla1.F128" office:value-type="string">
            <text:p text:style-name="P4">0A</text:p>
          </table:table-cell>
        </table:table-row>
        <table:table-row>
          <table:table-cell table:style-name="Tabla1.A2" office:value-type="string">
            <text:p text:style-name="P1">Vertical Tab</text:p>
          </table:table-cell>
          <table:table-cell table:style-name="Tabla1.B128" office:value-type="string">
            <text:p text:style-name="P3">VT</text:p>
          </table:table-cell>
          <table:table-cell table:style-name="Tabla1.C128" office:value-type="string">
            <text:p text:style-name="P3">Ctrl K</text:p>
          </table:table-cell>
          <table:table-cell table:style-name="Tabla1.D128" office:value-type="string">
            <text:p text:style-name="P4">11</text:p>
          </table:table-cell>
          <table:table-cell table:style-name="Tabla1.E128" office:value-type="string">
            <text:p text:style-name="P4">00001011</text:p>
          </table:table-cell>
          <table:table-cell table:style-name="Tabla1.F128" office:value-type="string">
            <text:p text:style-name="P4">0B</text:p>
          </table:table-cell>
        </table:table-row>
        <table:table-row>
          <table:table-cell table:style-name="Tabla1.A2" office:value-type="string">
            <text:p text:style-name="P1">Form Feed</text:p>
          </table:table-cell>
          <table:table-cell table:style-name="Tabla1.B128" office:value-type="string">
            <text:p text:style-name="P3">FF</text:p>
          </table:table-cell>
          <table:table-cell table:style-name="Tabla1.C128" office:value-type="string">
            <text:p text:style-name="P3">Ctrl L</text:p>
          </table:table-cell>
          <table:table-cell table:style-name="Tabla1.D128" office:value-type="string">
            <text:p text:style-name="P4">12</text:p>
          </table:table-cell>
          <table:table-cell table:style-name="Tabla1.E128" office:value-type="string">
            <text:p text:style-name="P4">00001100</text:p>
          </table:table-cell>
          <table:table-cell table:style-name="Tabla1.F128" office:value-type="string">
            <text:p text:style-name="P4">0C</text:p>
          </table:table-cell>
        </table:table-row>
        <table:table-row>
          <table:table-cell table:style-name="Tabla1.A2" office:value-type="string">
            <text:p text:style-name="P1">Carriage Return</text:p>
          </table:table-cell>
          <table:table-cell table:style-name="Tabla1.B128" office:value-type="string">
            <text:p text:style-name="P3">CR</text:p>
          </table:table-cell>
          <table:table-cell table:style-name="Tabla1.C128" office:value-type="string">
            <text:p text:style-name="P3">Ctrl M</text:p>
          </table:table-cell>
          <table:table-cell table:style-name="Tabla1.D128" office:value-type="string">
            <text:p text:style-name="P4">13</text:p>
          </table:table-cell>
          <table:table-cell table:style-name="Tabla1.E128" office:value-type="string">
            <text:p text:style-name="P4">00001101</text:p>
          </table:table-cell>
          <table:table-cell table:style-name="Tabla1.F128" office:value-type="string">
            <text:p text:style-name="P4">0D</text:p>
          </table:table-cell>
        </table:table-row>
        <table:table-row>
          <table:table-cell table:style-name="Tabla1.A2" office:value-type="string">
            <text:p text:style-name="P1">Shift Out</text:p>
          </table:table-cell>
          <table:table-cell table:style-name="Tabla1.B128" office:value-type="string">
            <text:p text:style-name="P3">SO</text:p>
          </table:table-cell>
          <table:table-cell table:style-name="Tabla1.C128" office:value-type="string">
            <text:p text:style-name="P3">Ctrl N</text:p>
          </table:table-cell>
          <table:table-cell table:style-name="Tabla1.D128" office:value-type="string">
            <text:p text:style-name="P4">14</text:p>
          </table:table-cell>
          <table:table-cell table:style-name="Tabla1.E128" office:value-type="string">
            <text:p text:style-name="P4">00001110</text:p>
          </table:table-cell>
          <table:table-cell table:style-name="Tabla1.F128" office:value-type="string">
            <text:p text:style-name="P4">0E</text:p>
          </table:table-cell>
        </table:table-row>
        <table:table-row>
          <table:table-cell table:style-name="Tabla1.A2" office:value-type="string">
            <text:p text:style-name="P1">Shift In</text:p>
          </table:table-cell>
          <table:table-cell table:style-name="Tabla1.B128" office:value-type="string">
            <text:p text:style-name="P3">SI</text:p>
          </table:table-cell>
          <table:table-cell table:style-name="Tabla1.C128" office:value-type="string">
            <text:p text:style-name="P3">Ctrl O</text:p>
          </table:table-cell>
          <table:table-cell table:style-name="Tabla1.D128" office:value-type="string">
            <text:p text:style-name="P4">15</text:p>
          </table:table-cell>
          <table:table-cell table:style-name="Tabla1.E128" office:value-type="string">
            <text:p text:style-name="P4">00001111</text:p>
          </table:table-cell>
          <table:table-cell table:style-name="Tabla1.F128" office:value-type="string">
            <text:p text:style-name="P4">0F</text:p>
          </table:table-cell>
        </table:table-row>
        <table:table-row>
          <table:table-cell table:style-name="Tabla1.A2" office:value-type="string">
            <text:p text:style-name="P1">Data Line Escape</text:p>
          </table:table-cell>
          <table:table-cell table:style-name="Tabla1.B128" office:value-type="string">
            <text:p text:style-name="P3">DLE</text:p>
          </table:table-cell>
          <table:table-cell table:style-name="Tabla1.C128" office:value-type="string">
            <text:p text:style-name="P3">Ctrl P</text:p>
          </table:table-cell>
          <table:table-cell table:style-name="Tabla1.D128" office:value-type="string">
            <text:p text:style-name="P4">16</text:p>
          </table:table-cell>
          <table:table-cell table:style-name="Tabla1.E128" office:value-type="string">
            <text:p text:style-name="P4">00010000</text:p>
          </table:table-cell>
          <table:table-cell table:style-name="Tabla1.F128" office:value-type="string">
            <text:p text:style-name="P4">10</text:p>
          </table:table-cell>
        </table:table-row>
        <table:table-row>
          <table:table-cell table:style-name="Tabla1.A2" office:value-type="string">
            <text:p text:style-name="P1">Device Control 1</text:p>
          </table:table-cell>
          <table:table-cell table:style-name="Tabla1.B128" office:value-type="string">
            <text:p text:style-name="P3">DC1</text:p>
          </table:table-cell>
          <table:table-cell table:style-name="Tabla1.C128" office:value-type="string">
            <text:p text:style-name="P3">Ctrl Q</text:p>
          </table:table-cell>
          <table:table-cell table:style-name="Tabla1.D128" office:value-type="string">
            <text:p text:style-name="P4">17</text:p>
          </table:table-cell>
          <table:table-cell table:style-name="Tabla1.E128" office:value-type="string">
            <text:p text:style-name="P4">00010001</text:p>
          </table:table-cell>
          <table:table-cell table:style-name="Tabla1.F128" office:value-type="string">
            <text:p text:style-name="P4">11</text:p>
          </table:table-cell>
        </table:table-row>
        <table:table-row>
          <table:table-cell table:style-name="Tabla1.A2" office:value-type="string">
            <text:p text:style-name="P1">Device Control 2</text:p>
          </table:table-cell>
          <table:table-cell table:style-name="Tabla1.B128" office:value-type="string">
            <text:p text:style-name="P3">DC2</text:p>
          </table:table-cell>
          <table:table-cell table:style-name="Tabla1.C128" office:value-type="string">
            <text:p text:style-name="P3">Ctrl R</text:p>
          </table:table-cell>
          <table:table-cell table:style-name="Tabla1.D128" office:value-type="string">
            <text:p text:style-name="P4">18</text:p>
          </table:table-cell>
          <table:table-cell table:style-name="Tabla1.E128" office:value-type="string">
            <text:p text:style-name="P4">00010010</text:p>
          </table:table-cell>
          <table:table-cell table:style-name="Tabla1.F128" office:value-type="string">
            <text:p text:style-name="P4">12</text:p>
          </table:table-cell>
        </table:table-row>
        <table:table-row>
          <table:table-cell table:style-name="Tabla1.A2" office:value-type="string">
            <text:p text:style-name="P1">Device Control 3</text:p>
          </table:table-cell>
          <table:table-cell table:style-name="Tabla1.B128" office:value-type="string">
            <text:p text:style-name="P3">DC3</text:p>
          </table:table-cell>
          <table:table-cell table:style-name="Tabla1.C128" office:value-type="string">
            <text:p text:style-name="P3">Ctrl S</text:p>
          </table:table-cell>
          <table:table-cell table:style-name="Tabla1.D128" office:value-type="string">
            <text:p text:style-name="P4">19</text:p>
          </table:table-cell>
          <table:table-cell table:style-name="Tabla1.E128" office:value-type="string">
            <text:p text:style-name="P4">00010011</text:p>
          </table:table-cell>
          <table:table-cell table:style-name="Tabla1.F128" office:value-type="string">
            <text:p text:style-name="P4">13</text:p>
          </table:table-cell>
        </table:table-row>
        <table:table-row>
          <table:table-cell table:style-name="Tabla1.A2" office:value-type="string">
            <text:p text:style-name="P1">Device Control 4</text:p>
          </table:table-cell>
          <table:table-cell table:style-name="Tabla1.B128" office:value-type="string">
            <text:p text:style-name="P3">DC4</text:p>
          </table:table-cell>
          <table:table-cell table:style-name="Tabla1.C128" office:value-type="string">
            <text:p text:style-name="P3">Ctrl T</text:p>
          </table:table-cell>
          <table:table-cell table:style-name="Tabla1.D128" office:value-type="string">
            <text:p text:style-name="P4">20</text:p>
          </table:table-cell>
          <table:table-cell table:style-name="Tabla1.E128" office:value-type="string">
            <text:p text:style-name="P4">00010100</text:p>
          </table:table-cell>
          <table:table-cell table:style-name="Tabla1.F128" office:value-type="string">
            <text:p text:style-name="P4">14</text:p>
          </table:table-cell>
        </table:table-row>
        <text:soft-page-break/>
        <table:table-row>
          <table:table-cell table:style-name="Tabla1.A2" office:value-type="string">
            <text:p text:style-name="P1">Negative Acknowledge</text:p>
          </table:table-cell>
          <table:table-cell table:style-name="Tabla1.B128" office:value-type="string">
            <text:p text:style-name="P3">NAK</text:p>
          </table:table-cell>
          <table:table-cell table:style-name="Tabla1.C128" office:value-type="string">
            <text:p text:style-name="P3">Ctrl U</text:p>
          </table:table-cell>
          <table:table-cell table:style-name="Tabla1.D128" office:value-type="string">
            <text:p text:style-name="P4">21</text:p>
          </table:table-cell>
          <table:table-cell table:style-name="Tabla1.E128" office:value-type="string">
            <text:p text:style-name="P4">00010101</text:p>
          </table:table-cell>
          <table:table-cell table:style-name="Tabla1.F128" office:value-type="string">
            <text:p text:style-name="P4">15</text:p>
          </table:table-cell>
        </table:table-row>
        <table:table-row>
          <table:table-cell table:style-name="Tabla1.A2" office:value-type="string">
            <text:p text:style-name="P1">Synchronous Idle</text:p>
          </table:table-cell>
          <table:table-cell table:style-name="Tabla1.B128" office:value-type="string">
            <text:p text:style-name="P3">SYN</text:p>
          </table:table-cell>
          <table:table-cell table:style-name="Tabla1.C128" office:value-type="string">
            <text:p text:style-name="P3">Ctrl V</text:p>
          </table:table-cell>
          <table:table-cell table:style-name="Tabla1.D128" office:value-type="string">
            <text:p text:style-name="P4">22</text:p>
          </table:table-cell>
          <table:table-cell table:style-name="Tabla1.E128" office:value-type="string">
            <text:p text:style-name="P4">00010110</text:p>
          </table:table-cell>
          <table:table-cell table:style-name="Tabla1.F128" office:value-type="string">
            <text:p text:style-name="P4">16</text:p>
          </table:table-cell>
        </table:table-row>
        <table:table-row>
          <table:table-cell table:style-name="Tabla1.A2" office:value-type="string">
            <text:p text:style-name="P1">End of Transmit Block</text:p>
          </table:table-cell>
          <table:table-cell table:style-name="Tabla1.B128" office:value-type="string">
            <text:p text:style-name="P3">ETB</text:p>
          </table:table-cell>
          <table:table-cell table:style-name="Tabla1.C128" office:value-type="string">
            <text:p text:style-name="P3">Ctrl W</text:p>
          </table:table-cell>
          <table:table-cell table:style-name="Tabla1.D128" office:value-type="string">
            <text:p text:style-name="P4">23</text:p>
          </table:table-cell>
          <table:table-cell table:style-name="Tabla1.E128" office:value-type="string">
            <text:p text:style-name="P4">00010111</text:p>
          </table:table-cell>
          <table:table-cell table:style-name="Tabla1.F128" office:value-type="string">
            <text:p text:style-name="P4">17</text:p>
          </table:table-cell>
        </table:table-row>
        <table:table-row>
          <table:table-cell table:style-name="Tabla1.A2" office:value-type="string">
            <text:p text:style-name="P1">Cancel</text:p>
          </table:table-cell>
          <table:table-cell table:style-name="Tabla1.B128" office:value-type="string">
            <text:p text:style-name="P3">CAN</text:p>
          </table:table-cell>
          <table:table-cell table:style-name="Tabla1.C128" office:value-type="string">
            <text:p text:style-name="P3">Ctrl X</text:p>
          </table:table-cell>
          <table:table-cell table:style-name="Tabla1.D128" office:value-type="string">
            <text:p text:style-name="P4">24</text:p>
          </table:table-cell>
          <table:table-cell table:style-name="Tabla1.E128" office:value-type="string">
            <text:p text:style-name="P4">00011000</text:p>
          </table:table-cell>
          <table:table-cell table:style-name="Tabla1.F128" office:value-type="string">
            <text:p text:style-name="P4">18</text:p>
          </table:table-cell>
        </table:table-row>
        <table:table-row>
          <table:table-cell table:style-name="Tabla1.A2" office:value-type="string">
            <text:p text:style-name="P1">End of Medium</text:p>
          </table:table-cell>
          <table:table-cell table:style-name="Tabla1.B128" office:value-type="string">
            <text:p text:style-name="P3">EM</text:p>
          </table:table-cell>
          <table:table-cell table:style-name="Tabla1.C128" office:value-type="string">
            <text:p text:style-name="P3">Ctrl Y</text:p>
          </table:table-cell>
          <table:table-cell table:style-name="Tabla1.D128" office:value-type="string">
            <text:p text:style-name="P4">25</text:p>
          </table:table-cell>
          <table:table-cell table:style-name="Tabla1.E128" office:value-type="string">
            <text:p text:style-name="P4">00011001</text:p>
          </table:table-cell>
          <table:table-cell table:style-name="Tabla1.F128" office:value-type="string">
            <text:p text:style-name="P4">19</text:p>
          </table:table-cell>
        </table:table-row>
        <table:table-row>
          <table:table-cell table:style-name="Tabla1.A2" office:value-type="string">
            <text:p text:style-name="P1">Substitute</text:p>
          </table:table-cell>
          <table:table-cell table:style-name="Tabla1.B128" office:value-type="string">
            <text:p text:style-name="P3">SUB</text:p>
          </table:table-cell>
          <table:table-cell table:style-name="Tabla1.C128" office:value-type="string">
            <text:p text:style-name="P3">Ctrl Z</text:p>
          </table:table-cell>
          <table:table-cell table:style-name="Tabla1.D128" office:value-type="string">
            <text:p text:style-name="P4">26</text:p>
          </table:table-cell>
          <table:table-cell table:style-name="Tabla1.E128" office:value-type="string">
            <text:p text:style-name="P4">00011010</text:p>
          </table:table-cell>
          <table:table-cell table:style-name="Tabla1.F128" office:value-type="string">
            <text:p text:style-name="P4">1A</text:p>
          </table:table-cell>
        </table:table-row>
        <table:table-row>
          <table:table-cell table:style-name="Tabla1.A2" office:value-type="string">
            <text:p text:style-name="P1">Escape</text:p>
          </table:table-cell>
          <table:table-cell table:style-name="Tabla1.B128" office:value-type="string">
            <text:p text:style-name="P3">ESC</text:p>
          </table:table-cell>
          <table:table-cell table:style-name="Tabla1.C128" office:value-type="string">
            <text:p text:style-name="P3">Ctrl [</text:p>
          </table:table-cell>
          <table:table-cell table:style-name="Tabla1.D128" office:value-type="string">
            <text:p text:style-name="P4">27</text:p>
          </table:table-cell>
          <table:table-cell table:style-name="Tabla1.E128" office:value-type="string">
            <text:p text:style-name="P4">00011011</text:p>
          </table:table-cell>
          <table:table-cell table:style-name="Tabla1.F128" office:value-type="string">
            <text:p text:style-name="P4">1B</text:p>
          </table:table-cell>
        </table:table-row>
        <table:table-row>
          <table:table-cell table:style-name="Tabla1.A2" office:value-type="string">
            <text:p text:style-name="P1">File Separator</text:p>
          </table:table-cell>
          <table:table-cell table:style-name="Tabla1.B128" office:value-type="string">
            <text:p text:style-name="P3">FS</text:p>
          </table:table-cell>
          <table:table-cell table:style-name="Tabla1.C128" office:value-type="string">
            <text:p text:style-name="P3">Ctrl \</text:p>
          </table:table-cell>
          <table:table-cell table:style-name="Tabla1.D128" office:value-type="string">
            <text:p text:style-name="P4">28</text:p>
          </table:table-cell>
          <table:table-cell table:style-name="Tabla1.E128" office:value-type="string">
            <text:p text:style-name="P4">00011100</text:p>
          </table:table-cell>
          <table:table-cell table:style-name="Tabla1.F128" office:value-type="string">
            <text:p text:style-name="P4">1C</text:p>
          </table:table-cell>
        </table:table-row>
        <table:table-row>
          <table:table-cell table:style-name="Tabla1.A2" office:value-type="string">
            <text:p text:style-name="P1">Group Separator</text:p>
          </table:table-cell>
          <table:table-cell table:style-name="Tabla1.B128" office:value-type="string">
            <text:p text:style-name="P3">GS</text:p>
          </table:table-cell>
          <table:table-cell table:style-name="Tabla1.C128" office:value-type="string">
            <text:p text:style-name="P3">Ctrl ]</text:p>
          </table:table-cell>
          <table:table-cell table:style-name="Tabla1.D128" office:value-type="string">
            <text:p text:style-name="P4">29</text:p>
          </table:table-cell>
          <table:table-cell table:style-name="Tabla1.E128" office:value-type="string">
            <text:p text:style-name="P4">00011101</text:p>
          </table:table-cell>
          <table:table-cell table:style-name="Tabla1.F128" office:value-type="string">
            <text:p text:style-name="P4">1D</text:p>
          </table:table-cell>
        </table:table-row>
        <table:table-row>
          <table:table-cell table:style-name="Tabla1.A2" office:value-type="string">
            <text:p text:style-name="P1">Record Separator</text:p>
          </table:table-cell>
          <table:table-cell table:style-name="Tabla1.B128" office:value-type="string">
            <text:p text:style-name="P3">RS</text:p>
          </table:table-cell>
          <table:table-cell table:style-name="Tabla1.C128" office:value-type="string">
            <text:p text:style-name="P3">Ctrl ^</text:p>
          </table:table-cell>
          <table:table-cell table:style-name="Tabla1.D128" office:value-type="string">
            <text:p text:style-name="P4">30</text:p>
          </table:table-cell>
          <table:table-cell table:style-name="Tabla1.E128" office:value-type="string">
            <text:p text:style-name="P4">00011110</text:p>
          </table:table-cell>
          <table:table-cell table:style-name="Tabla1.F128" office:value-type="string">
            <text:p text:style-name="P4">1E</text:p>
          </table:table-cell>
        </table:table-row>
        <table:table-row>
          <table:table-cell table:style-name="Tabla1.A2" office:value-type="string">
            <text:p text:style-name="P1">Unit Separator</text:p>
          </table:table-cell>
          <table:table-cell table:style-name="Tabla1.B128" office:value-type="string">
            <text:p text:style-name="P3">US</text:p>
          </table:table-cell>
          <table:table-cell table:style-name="Tabla1.C128" office:value-type="string">
            <text:p text:style-name="P3">Ctrl _</text:p>
          </table:table-cell>
          <table:table-cell table:style-name="Tabla1.D128" office:value-type="string">
            <text:p text:style-name="P4">31</text:p>
          </table:table-cell>
          <table:table-cell table:style-name="Tabla1.E128" office:value-type="string">
            <text:p text:style-name="P4">00011111</text:p>
          </table:table-cell>
          <table:table-cell table:style-name="Tabla1.F128" office:value-type="string">
            <text:p text:style-name="P4">1F</text:p>
          </table:table-cell>
        </table:table-row>
        <table:table-row>
          <table:table-cell table:style-name="Tabla1.A2" office:value-type="string">
            <text:p text:style-name="P1">Space</text:p>
          </table:table-cell>
          <table:table-cell table:style-name="Tabla1.B128" office:value-type="string">
            <text:p text:style-name="Table_20_Contents"> </text:p>
          </table:table-cell>
          <table:table-cell table:style-name="Tabla1.C128" office:value-type="string">
            <text:p text:style-name="Table_20_Contents"> </text:p>
          </table:table-cell>
          <table:table-cell table:style-name="Tabla1.D128" office:value-type="string">
            <text:p text:style-name="P4">32</text:p>
          </table:table-cell>
          <table:table-cell table:style-name="Tabla1.E128" office:value-type="string">
            <text:p text:style-name="P4">00100000 </text:p>
          </table:table-cell>
          <table:table-cell table:style-name="Tabla1.F128" office:value-type="string">
            <text:p text:style-name="P4">20 </text:p>
          </table:table-cell>
        </table:table-row>
        <table:table-row>
          <table:table-cell table:style-name="Tabla1.A2" office:value-type="string">
            <text:p text:style-name="P1">Exclamation Point</text:p>
          </table:table-cell>
          <table:table-cell table:style-name="Tabla1.B128" office:value-type="string">
            <text:p text:style-name="P3">!</text:p>
          </table:table-cell>
          <table:table-cell table:style-name="Tabla1.C128" office:value-type="string">
            <text:p text:style-name="P3">Shift 1</text:p>
          </table:table-cell>
          <table:table-cell table:style-name="Tabla1.D128" office:value-type="string">
            <text:p text:style-name="P4">33</text:p>
          </table:table-cell>
          <table:table-cell table:style-name="Tabla1.E128" office:value-type="string">
            <text:p text:style-name="P4">00100001 </text:p>
          </table:table-cell>
          <table:table-cell table:style-name="Tabla1.F128" office:value-type="string">
            <text:p text:style-name="P4">21 </text:p>
          </table:table-cell>
        </table:table-row>
        <table:table-row>
          <table:table-cell table:style-name="Tabla1.A2" office:value-type="string">
            <text:p text:style-name="P1">Double Quote</text:p>
          </table:table-cell>
          <table:table-cell table:style-name="Tabla1.B128" office:value-type="string">
            <text:p text:style-name="P3">"</text:p>
          </table:table-cell>
          <table:table-cell table:style-name="Tabla1.C128" office:value-type="string">
            <text:p text:style-name="P3">Shift ‘</text:p>
          </table:table-cell>
          <table:table-cell table:style-name="Tabla1.D128" office:value-type="string">
            <text:p text:style-name="P4">34</text:p>
          </table:table-cell>
          <table:table-cell table:style-name="Tabla1.E128" office:value-type="string">
            <text:p text:style-name="P4">00100010 </text:p>
          </table:table-cell>
          <table:table-cell table:style-name="Tabla1.F128" office:value-type="string">
            <text:p text:style-name="P4">22 </text:p>
          </table:table-cell>
        </table:table-row>
        <table:table-row>
          <table:table-cell table:style-name="Tabla1.A2" office:value-type="string">
            <text:p text:style-name="P1">Pound/Number Sign</text:p>
          </table:table-cell>
          <table:table-cell table:style-name="Tabla1.B128" office:value-type="string">
            <text:p text:style-name="P3">#</text:p>
          </table:table-cell>
          <table:table-cell table:style-name="Tabla1.C128" office:value-type="string">
            <text:p text:style-name="P3">Shift 3</text:p>
          </table:table-cell>
          <table:table-cell table:style-name="Tabla1.D128" office:value-type="string">
            <text:p text:style-name="P4">35</text:p>
          </table:table-cell>
          <table:table-cell table:style-name="Tabla1.E128" office:value-type="string">
            <text:p text:style-name="P4">00100011 </text:p>
          </table:table-cell>
          <table:table-cell table:style-name="Tabla1.F128" office:value-type="string">
            <text:p text:style-name="P4">23 </text:p>
          </table:table-cell>
        </table:table-row>
        <table:table-row>
          <table:table-cell table:style-name="Tabla1.A2" office:value-type="string">
            <text:p text:style-name="P1">Dollar Sign</text:p>
          </table:table-cell>
          <table:table-cell table:style-name="Tabla1.B128" office:value-type="string">
            <text:p text:style-name="P3">$</text:p>
          </table:table-cell>
          <table:table-cell table:style-name="Tabla1.C128" office:value-type="string">
            <text:p text:style-name="P3">Shift 4</text:p>
          </table:table-cell>
          <table:table-cell table:style-name="Tabla1.D128" office:value-type="string">
            <text:p text:style-name="P4">36</text:p>
          </table:table-cell>
          <table:table-cell table:style-name="Tabla1.E128" office:value-type="string">
            <text:p text:style-name="P4">00100100 </text:p>
          </table:table-cell>
          <table:table-cell table:style-name="Tabla1.F128" office:value-type="string">
            <text:p text:style-name="P4">24 </text:p>
          </table:table-cell>
        </table:table-row>
        <table:table-row>
          <table:table-cell table:style-name="Tabla1.A2" office:value-type="string">
            <text:p text:style-name="P1">Percent Sign</text:p>
          </table:table-cell>
          <table:table-cell table:style-name="Tabla1.B128" office:value-type="string">
            <text:p text:style-name="P3">%</text:p>
          </table:table-cell>
          <table:table-cell table:style-name="Tabla1.C128" office:value-type="string">
            <text:p text:style-name="P3">Shift 5</text:p>
          </table:table-cell>
          <table:table-cell table:style-name="Tabla1.D128" office:value-type="string">
            <text:p text:style-name="P4">37</text:p>
          </table:table-cell>
          <table:table-cell table:style-name="Tabla1.E128" office:value-type="string">
            <text:p text:style-name="P4">00100101 </text:p>
          </table:table-cell>
          <table:table-cell table:style-name="Tabla1.F128" office:value-type="string">
            <text:p text:style-name="P4">25 </text:p>
          </table:table-cell>
        </table:table-row>
        <table:table-row>
          <table:table-cell table:style-name="Tabla1.A2" office:value-type="string">
            <text:p text:style-name="P1">Ampersand</text:p>
          </table:table-cell>
          <table:table-cell table:style-name="Tabla1.B128" office:value-type="string">
            <text:p text:style-name="P3">&amp;</text:p>
          </table:table-cell>
          <table:table-cell table:style-name="Tabla1.C128" office:value-type="string">
            <text:p text:style-name="P3">Shift 7</text:p>
          </table:table-cell>
          <table:table-cell table:style-name="Tabla1.D128" office:value-type="string">
            <text:p text:style-name="P4">38</text:p>
          </table:table-cell>
          <table:table-cell table:style-name="Tabla1.E128" office:value-type="string">
            <text:p text:style-name="P4">00100110 </text:p>
          </table:table-cell>
          <table:table-cell table:style-name="Tabla1.F128" office:value-type="string">
            <text:p text:style-name="P4">26 </text:p>
          </table:table-cell>
        </table:table-row>
        <table:table-row>
          <table:table-cell table:style-name="Tabla1.A2" office:value-type="string">
            <text:p text:style-name="P1">Single Quote</text:p>
          </table:table-cell>
          <table:table-cell table:style-name="Tabla1.B128" office:value-type="string">
            <text:p text:style-name="P5">‘</text:p>
          </table:table-cell>
          <table:table-cell table:style-name="Tabla1.C128" office:value-type="string">
            <text:p text:style-name="P5">‘</text:p>
          </table:table-cell>
          <table:table-cell table:style-name="Tabla1.D128" office:value-type="string">
            <text:p text:style-name="P4">39</text:p>
          </table:table-cell>
          <table:table-cell table:style-name="Tabla1.E128" office:value-type="string">
            <text:p text:style-name="P4">00100111 </text:p>
          </table:table-cell>
          <table:table-cell table:style-name="Tabla1.F128" office:value-type="string">
            <text:p text:style-name="P4">27 </text:p>
          </table:table-cell>
        </table:table-row>
        <table:table-row>
          <table:table-cell table:style-name="Tabla1.A2" office:value-type="string">
            <text:p text:style-name="P1">Left Parenthesis</text:p>
          </table:table-cell>
          <table:table-cell table:style-name="Tabla1.B128" office:value-type="string">
            <text:p text:style-name="P3">(</text:p>
          </table:table-cell>
          <table:table-cell table:style-name="Tabla1.C128" office:value-type="string">
            <text:p text:style-name="P3">Shift 9</text:p>
          </table:table-cell>
          <table:table-cell table:style-name="Tabla1.D128" office:value-type="string">
            <text:p text:style-name="P4">40</text:p>
          </table:table-cell>
          <table:table-cell table:style-name="Tabla1.E128" office:value-type="string">
            <text:p text:style-name="P4">00101000 </text:p>
          </table:table-cell>
          <table:table-cell table:style-name="Tabla1.F128" office:value-type="string">
            <text:p text:style-name="P4">28 </text:p>
          </table:table-cell>
        </table:table-row>
        <table:table-row>
          <table:table-cell table:style-name="Tabla1.A2" office:value-type="string">
            <text:p text:style-name="P1">Right Parenthesis</text:p>
          </table:table-cell>
          <table:table-cell table:style-name="Tabla1.B128" office:value-type="string">
            <text:p text:style-name="P3">)</text:p>
          </table:table-cell>
          <table:table-cell table:style-name="Tabla1.C128" office:value-type="string">
            <text:p text:style-name="P3">Shift 0</text:p>
          </table:table-cell>
          <table:table-cell table:style-name="Tabla1.D128" office:value-type="string">
            <text:p text:style-name="P4">41</text:p>
          </table:table-cell>
          <table:table-cell table:style-name="Tabla1.E128" office:value-type="string">
            <text:p text:style-name="P4">00101001 </text:p>
          </table:table-cell>
          <table:table-cell table:style-name="Tabla1.F128" office:value-type="string">
            <text:p text:style-name="P4">29 </text:p>
          </table:table-cell>
        </table:table-row>
        <table:table-row>
          <table:table-cell table:style-name="Tabla1.A2" office:value-type="string">
            <text:p text:style-name="P1">Asterisk</text:p>
          </table:table-cell>
          <table:table-cell table:style-name="Tabla1.B128" office:value-type="string">
            <text:p text:style-name="P3">*</text:p>
          </table:table-cell>
          <table:table-cell table:style-name="Tabla1.C128" office:value-type="string">
            <text:p text:style-name="P3">Shift 8</text:p>
          </table:table-cell>
          <table:table-cell table:style-name="Tabla1.D128" office:value-type="string">
            <text:p text:style-name="P4">42</text:p>
          </table:table-cell>
          <table:table-cell table:style-name="Tabla1.E128" office:value-type="string">
            <text:p text:style-name="P4">00101010 </text:p>
          </table:table-cell>
          <table:table-cell table:style-name="Tabla1.F128" office:value-type="string">
            <text:p text:style-name="P4">2A </text:p>
          </table:table-cell>
        </table:table-row>
        <table:table-row>
          <table:table-cell table:style-name="Tabla1.A2" office:value-type="string">
            <text:p text:style-name="P1">Plus Sign</text:p>
          </table:table-cell>
          <table:table-cell table:style-name="Tabla1.B128" office:value-type="string">
            <text:p text:style-name="P3">+</text:p>
          </table:table-cell>
          <table:table-cell table:style-name="Tabla1.C128" office:value-type="string">
            <text:p text:style-name="P3">Shift =</text:p>
          </table:table-cell>
          <table:table-cell table:style-name="Tabla1.D128" office:value-type="string">
            <text:p text:style-name="P4">43</text:p>
          </table:table-cell>
          <table:table-cell table:style-name="Tabla1.E128" office:value-type="string">
            <text:p text:style-name="P4">00101011 </text:p>
          </table:table-cell>
          <table:table-cell table:style-name="Tabla1.F128" office:value-type="string">
            <text:p text:style-name="P4">2B <text:soft-page-break/></text:p>
          </table:table-cell>
        </table:table-row>
        <table:table-row>
          <table:table-cell table:style-name="Tabla1.A2" office:value-type="string">
            <text:p text:style-name="P1">Comma</text:p>
          </table:table-cell>
          <table:table-cell table:style-name="Tabla1.B128" office:value-type="string">
            <text:p text:style-name="P3">,</text:p>
          </table:table-cell>
          <table:table-cell table:style-name="Tabla1.C128" office:value-type="string">
            <text:p text:style-name="P3">,</text:p>
          </table:table-cell>
          <table:table-cell table:style-name="Tabla1.D128" office:value-type="string">
            <text:p text:style-name="P4">44</text:p>
          </table:table-cell>
          <table:table-cell table:style-name="Tabla1.E128" office:value-type="string">
            <text:p text:style-name="P4">00101100 </text:p>
          </table:table-cell>
          <table:table-cell table:style-name="Tabla1.F128" office:value-type="string">
            <text:p text:style-name="P4">2C </text:p>
          </table:table-cell>
        </table:table-row>
        <table:table-row>
          <table:table-cell table:style-name="Tabla1.A2" office:value-type="string">
            <text:p text:style-name="P1">Hyphen / Minus Sign</text:p>
          </table:table-cell>
          <table:table-cell table:style-name="Tabla1.B128" office:value-type="string">
            <text:p text:style-name="P3">-</text:p>
          </table:table-cell>
          <table:table-cell table:style-name="Tabla1.C128" office:value-type="string">
            <text:p text:style-name="P3">-</text:p>
          </table:table-cell>
          <table:table-cell table:style-name="Tabla1.D128" office:value-type="string">
            <text:p text:style-name="P4">45</text:p>
          </table:table-cell>
          <table:table-cell table:style-name="Tabla1.E128" office:value-type="string">
            <text:p text:style-name="P4">00101101 </text:p>
          </table:table-cell>
          <table:table-cell table:style-name="Tabla1.F128" office:value-type="string">
            <text:p text:style-name="P4">2D </text:p>
          </table:table-cell>
        </table:table-row>
        <table:table-row>
          <table:table-cell table:style-name="Tabla1.A2" office:value-type="string">
            <text:p text:style-name="P1">Period</text:p>
          </table:table-cell>
          <table:table-cell table:style-name="Tabla1.B128" office:value-type="string">
            <text:p text:style-name="P3">.</text:p>
          </table:table-cell>
          <table:table-cell table:style-name="Tabla1.C128" office:value-type="string">
            <text:p text:style-name="P3">.</text:p>
          </table:table-cell>
          <table:table-cell table:style-name="Tabla1.D128" office:value-type="string">
            <text:p text:style-name="P4">46</text:p>
          </table:table-cell>
          <table:table-cell table:style-name="Tabla1.E128" office:value-type="string">
            <text:p text:style-name="P4">00101110 </text:p>
          </table:table-cell>
          <table:table-cell table:style-name="Tabla1.F128" office:value-type="string">
            <text:p text:style-name="P4">2E </text:p>
          </table:table-cell>
        </table:table-row>
        <table:table-row>
          <table:table-cell table:style-name="Tabla1.A2" office:value-type="string">
            <text:p text:style-name="P1">Forward Slash</text:p>
          </table:table-cell>
          <table:table-cell table:style-name="Tabla1.B128" office:value-type="string">
            <text:p text:style-name="P3">/</text:p>
          </table:table-cell>
          <table:table-cell table:style-name="Tabla1.C128" office:value-type="string">
            <text:p text:style-name="P3">/</text:p>
          </table:table-cell>
          <table:table-cell table:style-name="Tabla1.D128" office:value-type="string">
            <text:p text:style-name="P4">47</text:p>
          </table:table-cell>
          <table:table-cell table:style-name="Tabla1.E128" office:value-type="string">
            <text:p text:style-name="P4">00101111 </text:p>
          </table:table-cell>
          <table:table-cell table:style-name="Tabla1.F128" office:value-type="string">
            <text:p text:style-name="P4">2F </text:p>
          </table:table-cell>
        </table:table-row>
        <table:table-row>
          <table:table-cell table:style-name="Tabla1.A2" office:value-type="string">
            <text:p text:style-name="P1">Zero Digit</text:p>
          </table:table-cell>
          <table:table-cell table:style-name="Tabla1.B128" office:value-type="string">
            <text:p text:style-name="P3">0</text:p>
          </table:table-cell>
          <table:table-cell table:style-name="Tabla1.C128" office:value-type="string">
            <text:p text:style-name="P3">0</text:p>
          </table:table-cell>
          <table:table-cell table:style-name="Tabla1.D128" office:value-type="string">
            <text:p text:style-name="P4">48</text:p>
          </table:table-cell>
          <table:table-cell table:style-name="Tabla1.E128" office:value-type="string">
            <text:p text:style-name="P4">00110000 </text:p>
          </table:table-cell>
          <table:table-cell table:style-name="Tabla1.F128" office:value-type="string">
            <text:p text:style-name="P4">30 </text:p>
          </table:table-cell>
        </table:table-row>
        <table:table-row>
          <table:table-cell table:style-name="Tabla1.A2" office:value-type="string">
            <text:p text:style-name="P1">One Digit</text:p>
          </table:table-cell>
          <table:table-cell table:style-name="Tabla1.B128" office:value-type="string">
            <text:p text:style-name="P3">1</text:p>
          </table:table-cell>
          <table:table-cell table:style-name="Tabla1.C128" office:value-type="string">
            <text:p text:style-name="P3">1</text:p>
          </table:table-cell>
          <table:table-cell table:style-name="Tabla1.D128" office:value-type="string">
            <text:p text:style-name="P4">49</text:p>
          </table:table-cell>
          <table:table-cell table:style-name="Tabla1.E128" office:value-type="string">
            <text:p text:style-name="P4">00110001 </text:p>
          </table:table-cell>
          <table:table-cell table:style-name="Tabla1.F128" office:value-type="string">
            <text:p text:style-name="P4">31 </text:p>
          </table:table-cell>
        </table:table-row>
        <table:table-row>
          <table:table-cell table:style-name="Tabla1.A2" office:value-type="string">
            <text:p text:style-name="P1">Two Digit</text:p>
          </table:table-cell>
          <table:table-cell table:style-name="Tabla1.B128" office:value-type="string">
            <text:p text:style-name="P3">2</text:p>
          </table:table-cell>
          <table:table-cell table:style-name="Tabla1.C128" office:value-type="string">
            <text:p text:style-name="P3">2</text:p>
          </table:table-cell>
          <table:table-cell table:style-name="Tabla1.D128" office:value-type="string">
            <text:p text:style-name="P4">50</text:p>
          </table:table-cell>
          <table:table-cell table:style-name="Tabla1.E128" office:value-type="string">
            <text:p text:style-name="P4">00110010 </text:p>
          </table:table-cell>
          <table:table-cell table:style-name="Tabla1.F128" office:value-type="string">
            <text:p text:style-name="P4">32 </text:p>
          </table:table-cell>
        </table:table-row>
        <table:table-row>
          <table:table-cell table:style-name="Tabla1.A2" office:value-type="string">
            <text:p text:style-name="P1">Three Digit</text:p>
          </table:table-cell>
          <table:table-cell table:style-name="Tabla1.B128" office:value-type="string">
            <text:p text:style-name="P3">3</text:p>
          </table:table-cell>
          <table:table-cell table:style-name="Tabla1.C128" office:value-type="string">
            <text:p text:style-name="P3">3</text:p>
          </table:table-cell>
          <table:table-cell table:style-name="Tabla1.D128" office:value-type="string">
            <text:p text:style-name="P4">51</text:p>
          </table:table-cell>
          <table:table-cell table:style-name="Tabla1.E128" office:value-type="string">
            <text:p text:style-name="P4">00110011 </text:p>
          </table:table-cell>
          <table:table-cell table:style-name="Tabla1.F128" office:value-type="string">
            <text:p text:style-name="P4">33 </text:p>
          </table:table-cell>
        </table:table-row>
        <table:table-row>
          <table:table-cell table:style-name="Tabla1.A2" office:value-type="string">
            <text:p text:style-name="P1">Four Digit</text:p>
          </table:table-cell>
          <table:table-cell table:style-name="Tabla1.B128" office:value-type="string">
            <text:p text:style-name="P3">4</text:p>
          </table:table-cell>
          <table:table-cell table:style-name="Tabla1.C128" office:value-type="string">
            <text:p text:style-name="P3">4</text:p>
          </table:table-cell>
          <table:table-cell table:style-name="Tabla1.D128" office:value-type="string">
            <text:p text:style-name="P4">52</text:p>
          </table:table-cell>
          <table:table-cell table:style-name="Tabla1.E128" office:value-type="string">
            <text:p text:style-name="P4">00110100 </text:p>
          </table:table-cell>
          <table:table-cell table:style-name="Tabla1.F128" office:value-type="string">
            <text:p text:style-name="P4">34 </text:p>
          </table:table-cell>
        </table:table-row>
        <table:table-row>
          <table:table-cell table:style-name="Tabla1.A2" office:value-type="string">
            <text:p text:style-name="P1">Five Digit</text:p>
          </table:table-cell>
          <table:table-cell table:style-name="Tabla1.B128" office:value-type="string">
            <text:p text:style-name="P3">5</text:p>
          </table:table-cell>
          <table:table-cell table:style-name="Tabla1.C128" office:value-type="string">
            <text:p text:style-name="P3">5</text:p>
          </table:table-cell>
          <table:table-cell table:style-name="Tabla1.D128" office:value-type="string">
            <text:p text:style-name="P4">53</text:p>
          </table:table-cell>
          <table:table-cell table:style-name="Tabla1.E128" office:value-type="string">
            <text:p text:style-name="P4">00110101 </text:p>
          </table:table-cell>
          <table:table-cell table:style-name="Tabla1.F128" office:value-type="string">
            <text:p text:style-name="P4">35 </text:p>
          </table:table-cell>
        </table:table-row>
        <table:table-row>
          <table:table-cell table:style-name="Tabla1.A2" office:value-type="string">
            <text:p text:style-name="P1">Six Digit</text:p>
          </table:table-cell>
          <table:table-cell table:style-name="Tabla1.B128" office:value-type="string">
            <text:p text:style-name="P3">6</text:p>
          </table:table-cell>
          <table:table-cell table:style-name="Tabla1.C128" office:value-type="string">
            <text:p text:style-name="P3">6</text:p>
          </table:table-cell>
          <table:table-cell table:style-name="Tabla1.D128" office:value-type="string">
            <text:p text:style-name="P4">54</text:p>
          </table:table-cell>
          <table:table-cell table:style-name="Tabla1.E128" office:value-type="string">
            <text:p text:style-name="P4">00110110 </text:p>
          </table:table-cell>
          <table:table-cell table:style-name="Tabla1.F128" office:value-type="string">
            <text:p text:style-name="P4">36 </text:p>
          </table:table-cell>
        </table:table-row>
        <table:table-row>
          <table:table-cell table:style-name="Tabla1.A2" office:value-type="string">
            <text:p text:style-name="P1">Seven Digit</text:p>
          </table:table-cell>
          <table:table-cell table:style-name="Tabla1.B128" office:value-type="string">
            <text:p text:style-name="P3">7</text:p>
          </table:table-cell>
          <table:table-cell table:style-name="Tabla1.C128" office:value-type="string">
            <text:p text:style-name="P3">7</text:p>
          </table:table-cell>
          <table:table-cell table:style-name="Tabla1.D128" office:value-type="string">
            <text:p text:style-name="P4">55</text:p>
          </table:table-cell>
          <table:table-cell table:style-name="Tabla1.E128" office:value-type="string">
            <text:p text:style-name="P4">00110111 </text:p>
          </table:table-cell>
          <table:table-cell table:style-name="Tabla1.F128" office:value-type="string">
            <text:p text:style-name="P4">37 </text:p>
          </table:table-cell>
        </table:table-row>
        <table:table-row>
          <table:table-cell table:style-name="Tabla1.A2" office:value-type="string">
            <text:p text:style-name="P1">Eight Digit</text:p>
          </table:table-cell>
          <table:table-cell table:style-name="Tabla1.B128" office:value-type="string">
            <text:p text:style-name="P3">8</text:p>
          </table:table-cell>
          <table:table-cell table:style-name="Tabla1.C128" office:value-type="string">
            <text:p text:style-name="P3">8</text:p>
          </table:table-cell>
          <table:table-cell table:style-name="Tabla1.D128" office:value-type="string">
            <text:p text:style-name="P4">56</text:p>
          </table:table-cell>
          <table:table-cell table:style-name="Tabla1.E128" office:value-type="string">
            <text:p text:style-name="P4">00111000 </text:p>
          </table:table-cell>
          <table:table-cell table:style-name="Tabla1.F128" office:value-type="string">
            <text:p text:style-name="P4">38 </text:p>
          </table:table-cell>
        </table:table-row>
        <table:table-row>
          <table:table-cell table:style-name="Tabla1.A2" office:value-type="string">
            <text:p text:style-name="P1">Nine Digit</text:p>
          </table:table-cell>
          <table:table-cell table:style-name="Tabla1.B128" office:value-type="string">
            <text:p text:style-name="P3">9</text:p>
          </table:table-cell>
          <table:table-cell table:style-name="Tabla1.C128" office:value-type="string">
            <text:p text:style-name="P3">9</text:p>
          </table:table-cell>
          <table:table-cell table:style-name="Tabla1.D128" office:value-type="string">
            <text:p text:style-name="P4">57</text:p>
          </table:table-cell>
          <table:table-cell table:style-name="Tabla1.E128" office:value-type="string">
            <text:p text:style-name="P4">00111001 </text:p>
          </table:table-cell>
          <table:table-cell table:style-name="Tabla1.F128" office:value-type="string">
            <text:p text:style-name="P4">39 </text:p>
          </table:table-cell>
        </table:table-row>
        <table:table-row>
          <table:table-cell table:style-name="Tabla1.A2" office:value-type="string">
            <text:p text:style-name="P1">Colon</text:p>
          </table:table-cell>
          <table:table-cell table:style-name="Tabla1.B128" office:value-type="string">
            <text:p text:style-name="P3">:</text:p>
          </table:table-cell>
          <table:table-cell table:style-name="Tabla1.C128" office:value-type="string">
            <text:p text:style-name="P3">Shift ;</text:p>
          </table:table-cell>
          <table:table-cell table:style-name="Tabla1.D128" office:value-type="string">
            <text:p text:style-name="P4">58</text:p>
          </table:table-cell>
          <table:table-cell table:style-name="Tabla1.E128" office:value-type="string">
            <text:p text:style-name="P4">00111010 </text:p>
          </table:table-cell>
          <table:table-cell table:style-name="Tabla1.F128" office:value-type="string">
            <text:p text:style-name="P4">3A </text:p>
          </table:table-cell>
        </table:table-row>
        <table:table-row>
          <table:table-cell table:style-name="Tabla1.A2" office:value-type="string">
            <text:p text:style-name="P1">Semicolon</text:p>
          </table:table-cell>
          <table:table-cell table:style-name="Tabla1.B128" office:value-type="string">
            <text:p text:style-name="P3">;</text:p>
          </table:table-cell>
          <table:table-cell table:style-name="Tabla1.C128" office:value-type="string">
            <text:p text:style-name="P3">;</text:p>
          </table:table-cell>
          <table:table-cell table:style-name="Tabla1.D128" office:value-type="string">
            <text:p text:style-name="P4">59</text:p>
          </table:table-cell>
          <table:table-cell table:style-name="Tabla1.E128" office:value-type="string">
            <text:p text:style-name="P4">00111011 </text:p>
          </table:table-cell>
          <table:table-cell table:style-name="Tabla1.F128" office:value-type="string">
            <text:p text:style-name="P4">3B </text:p>
          </table:table-cell>
        </table:table-row>
        <table:table-row>
          <table:table-cell table:style-name="Tabla1.A2" office:value-type="string">
            <text:p text:style-name="P1">Less-Than Sign</text:p>
          </table:table-cell>
          <table:table-cell table:style-name="Tabla1.B128" office:value-type="string">
            <text:p text:style-name="P3">&lt;</text:p>
          </table:table-cell>
          <table:table-cell table:style-name="Tabla1.C128" office:value-type="string">
            <text:p text:style-name="P3">Shift ,</text:p>
          </table:table-cell>
          <table:table-cell table:style-name="Tabla1.D128" office:value-type="string">
            <text:p text:style-name="P4">60</text:p>
          </table:table-cell>
          <table:table-cell table:style-name="Tabla1.E128" office:value-type="string">
            <text:p text:style-name="P4">00111100 </text:p>
          </table:table-cell>
          <table:table-cell table:style-name="Tabla1.F128" office:value-type="string">
            <text:p text:style-name="P4">3C </text:p>
          </table:table-cell>
        </table:table-row>
        <table:table-row>
          <table:table-cell table:style-name="Tabla1.A2" office:value-type="string">
            <text:p text:style-name="P1">Equals Sign</text:p>
          </table:table-cell>
          <table:table-cell table:style-name="Tabla1.B128" office:value-type="string">
            <text:p text:style-name="P3">=</text:p>
          </table:table-cell>
          <table:table-cell table:style-name="Tabla1.C128" office:value-type="string">
            <text:p text:style-name="P3">=</text:p>
          </table:table-cell>
          <table:table-cell table:style-name="Tabla1.D128" office:value-type="string">
            <text:p text:style-name="P4">61</text:p>
          </table:table-cell>
          <table:table-cell table:style-name="Tabla1.E128" office:value-type="string">
            <text:p text:style-name="P4">00111101 </text:p>
          </table:table-cell>
          <table:table-cell table:style-name="Tabla1.F128" office:value-type="string">
            <text:p text:style-name="P4">3D </text:p>
          </table:table-cell>
        </table:table-row>
        <table:table-row>
          <table:table-cell table:style-name="Tabla1.A2" office:value-type="string">
            <text:p text:style-name="P1">Greater-Than Sign</text:p>
          </table:table-cell>
          <table:table-cell table:style-name="Tabla1.B128" office:value-type="string">
            <text:p text:style-name="P3">&gt;</text:p>
          </table:table-cell>
          <table:table-cell table:style-name="Tabla1.C128" office:value-type="string">
            <text:p text:style-name="P3">Shift .</text:p>
          </table:table-cell>
          <table:table-cell table:style-name="Tabla1.D128" office:value-type="string">
            <text:p text:style-name="P4">62</text:p>
          </table:table-cell>
          <table:table-cell table:style-name="Tabla1.E128" office:value-type="string">
            <text:p text:style-name="P4">00111110 </text:p>
          </table:table-cell>
          <table:table-cell table:style-name="Tabla1.F128" office:value-type="string">
            <text:p text:style-name="P4">3E </text:p>
          </table:table-cell>
        </table:table-row>
        <table:table-row>
          <table:table-cell table:style-name="Tabla1.A2" office:value-type="string">
            <text:p text:style-name="P1">Question Mark</text:p>
          </table:table-cell>
          <table:table-cell table:style-name="Tabla1.B128" office:value-type="string">
            <text:p text:style-name="P3">?</text:p>
          </table:table-cell>
          <table:table-cell table:style-name="Tabla1.C128" office:value-type="string">
            <text:p text:style-name="P3">Shift /</text:p>
          </table:table-cell>
          <table:table-cell table:style-name="Tabla1.D128" office:value-type="string">
            <text:p text:style-name="P4">63</text:p>
          </table:table-cell>
          <table:table-cell table:style-name="Tabla1.E128" office:value-type="string">
            <text:p text:style-name="P4">00111111 </text:p>
          </table:table-cell>
          <table:table-cell table:style-name="Tabla1.F128" office:value-type="string">
            <text:p text:style-name="P4">3F </text:p>
          </table:table-cell>
        </table:table-row>
        <table:table-row>
          <table:table-cell table:style-name="Tabla1.A2" office:value-type="string">
            <text:p text:style-name="P1">At Sign</text:p>
          </table:table-cell>
          <table:table-cell table:style-name="Tabla1.B128" office:value-type="string">
            <text:p text:style-name="P3">@</text:p>
          </table:table-cell>
          <table:table-cell table:style-name="Tabla1.C128" office:value-type="string">
            <text:p text:style-name="P3">Shift 2</text:p>
          </table:table-cell>
          <table:table-cell table:style-name="Tabla1.D128" office:value-type="string">
            <text:p text:style-name="P4">64</text:p>
          </table:table-cell>
          <table:table-cell table:style-name="Tabla1.E128" office:value-type="string">
            <text:p text:style-name="P4">01000000 </text:p>
          </table:table-cell>
          <table:table-cell table:style-name="Tabla1.F128" office:value-type="string">
            <text:p text:style-name="P4">40 </text:p>
          </table:table-cell>
        </table:table-row>
        <table:table-row>
          <table:table-cell table:style-name="Tabla1.A2" office:value-type="string">
            <text:p text:style-name="P1">Capital A</text:p>
          </table:table-cell>
          <table:table-cell table:style-name="Tabla1.B128" office:value-type="string">
            <text:p text:style-name="P3">A</text:p>
          </table:table-cell>
          <table:table-cell table:style-name="Tabla1.C128" office:value-type="string">
            <text:p text:style-name="P3">Shift A</text:p>
          </table:table-cell>
          <table:table-cell table:style-name="Tabla1.D128" office:value-type="string">
            <text:p text:style-name="P4">65</text:p>
          </table:table-cell>
          <table:table-cell table:style-name="Tabla1.E128" office:value-type="string">
            <text:p text:style-name="P4">01000001 </text:p>
          </table:table-cell>
          <table:table-cell table:style-name="Tabla1.F128" office:value-type="string">
            <text:p text:style-name="P4">41 <text:soft-page-break/></text:p>
          </table:table-cell>
        </table:table-row>
        <table:table-row>
          <table:table-cell table:style-name="Tabla1.A2" office:value-type="string">
            <text:p text:style-name="P1">Capital B</text:p>
          </table:table-cell>
          <table:table-cell table:style-name="Tabla1.B128" office:value-type="string">
            <text:p text:style-name="P3">B</text:p>
          </table:table-cell>
          <table:table-cell table:style-name="Tabla1.C128" office:value-type="string">
            <text:p text:style-name="P3">Shift B</text:p>
          </table:table-cell>
          <table:table-cell table:style-name="Tabla1.D128" office:value-type="string">
            <text:p text:style-name="P4">66</text:p>
          </table:table-cell>
          <table:table-cell table:style-name="Tabla1.E128" office:value-type="string">
            <text:p text:style-name="P4">01000010 </text:p>
          </table:table-cell>
          <table:table-cell table:style-name="Tabla1.F128" office:value-type="string">
            <text:p text:style-name="P4">42 </text:p>
          </table:table-cell>
        </table:table-row>
        <table:table-row>
          <table:table-cell table:style-name="Tabla1.A2" office:value-type="string">
            <text:p text:style-name="P1">Capital C</text:p>
          </table:table-cell>
          <table:table-cell table:style-name="Tabla1.B128" office:value-type="string">
            <text:p text:style-name="P3">C</text:p>
          </table:table-cell>
          <table:table-cell table:style-name="Tabla1.C128" office:value-type="string">
            <text:p text:style-name="P3">Shift C</text:p>
          </table:table-cell>
          <table:table-cell table:style-name="Tabla1.D128" office:value-type="string">
            <text:p text:style-name="P4">67</text:p>
          </table:table-cell>
          <table:table-cell table:style-name="Tabla1.E128" office:value-type="string">
            <text:p text:style-name="P4">01000011 </text:p>
          </table:table-cell>
          <table:table-cell table:style-name="Tabla1.F128" office:value-type="string">
            <text:p text:style-name="P4">43 </text:p>
          </table:table-cell>
        </table:table-row>
        <table:table-row>
          <table:table-cell table:style-name="Tabla1.A2" office:value-type="string">
            <text:p text:style-name="P1">Capital D</text:p>
          </table:table-cell>
          <table:table-cell table:style-name="Tabla1.B128" office:value-type="string">
            <text:p text:style-name="P3">D</text:p>
          </table:table-cell>
          <table:table-cell table:style-name="Tabla1.C128" office:value-type="string">
            <text:p text:style-name="P3">Shift D</text:p>
          </table:table-cell>
          <table:table-cell table:style-name="Tabla1.D128" office:value-type="string">
            <text:p text:style-name="P4">68</text:p>
          </table:table-cell>
          <table:table-cell table:style-name="Tabla1.E128" office:value-type="string">
            <text:p text:style-name="P4">01000100 </text:p>
          </table:table-cell>
          <table:table-cell table:style-name="Tabla1.F128" office:value-type="string">
            <text:p text:style-name="P4">44 </text:p>
          </table:table-cell>
        </table:table-row>
        <table:table-row>
          <table:table-cell table:style-name="Tabla1.A2" office:value-type="string">
            <text:p text:style-name="P1">Capital E</text:p>
          </table:table-cell>
          <table:table-cell table:style-name="Tabla1.B128" office:value-type="string">
            <text:p text:style-name="P3">E</text:p>
          </table:table-cell>
          <table:table-cell table:style-name="Tabla1.C128" office:value-type="string">
            <text:p text:style-name="P3">Shift E</text:p>
          </table:table-cell>
          <table:table-cell table:style-name="Tabla1.D128" office:value-type="string">
            <text:p text:style-name="P4">69</text:p>
          </table:table-cell>
          <table:table-cell table:style-name="Tabla1.E128" office:value-type="string">
            <text:p text:style-name="P4">01000101 </text:p>
          </table:table-cell>
          <table:table-cell table:style-name="Tabla1.F128" office:value-type="string">
            <text:p text:style-name="P4">45 </text:p>
          </table:table-cell>
        </table:table-row>
        <table:table-row>
          <table:table-cell table:style-name="Tabla1.A2" office:value-type="string">
            <text:p text:style-name="P1">Capital F</text:p>
          </table:table-cell>
          <table:table-cell table:style-name="Tabla1.B128" office:value-type="string">
            <text:p text:style-name="P3">F</text:p>
          </table:table-cell>
          <table:table-cell table:style-name="Tabla1.C128" office:value-type="string">
            <text:p text:style-name="P3">Shift F</text:p>
          </table:table-cell>
          <table:table-cell table:style-name="Tabla1.D128" office:value-type="string">
            <text:p text:style-name="P4">70</text:p>
          </table:table-cell>
          <table:table-cell table:style-name="Tabla1.E128" office:value-type="string">
            <text:p text:style-name="P4">01000110 </text:p>
          </table:table-cell>
          <table:table-cell table:style-name="Tabla1.F128" office:value-type="string">
            <text:p text:style-name="P4">46 </text:p>
          </table:table-cell>
        </table:table-row>
        <table:table-row>
          <table:table-cell table:style-name="Tabla1.A2" office:value-type="string">
            <text:p text:style-name="P1">Capital G</text:p>
          </table:table-cell>
          <table:table-cell table:style-name="Tabla1.B128" office:value-type="string">
            <text:p text:style-name="P3">G</text:p>
          </table:table-cell>
          <table:table-cell table:style-name="Tabla1.C128" office:value-type="string">
            <text:p text:style-name="P3">Shift G</text:p>
          </table:table-cell>
          <table:table-cell table:style-name="Tabla1.D128" office:value-type="string">
            <text:p text:style-name="P4">71</text:p>
          </table:table-cell>
          <table:table-cell table:style-name="Tabla1.E128" office:value-type="string">
            <text:p text:style-name="P4">01000111 </text:p>
          </table:table-cell>
          <table:table-cell table:style-name="Tabla1.F128" office:value-type="string">
            <text:p text:style-name="P4">47 </text:p>
          </table:table-cell>
        </table:table-row>
        <table:table-row>
          <table:table-cell table:style-name="Tabla1.A2" office:value-type="string">
            <text:p text:style-name="P1">Capital H</text:p>
          </table:table-cell>
          <table:table-cell table:style-name="Tabla1.B128" office:value-type="string">
            <text:p text:style-name="P3">H</text:p>
          </table:table-cell>
          <table:table-cell table:style-name="Tabla1.C128" office:value-type="string">
            <text:p text:style-name="P3">Shift H</text:p>
          </table:table-cell>
          <table:table-cell table:style-name="Tabla1.D128" office:value-type="string">
            <text:p text:style-name="P4">72</text:p>
          </table:table-cell>
          <table:table-cell table:style-name="Tabla1.E128" office:value-type="string">
            <text:p text:style-name="P4">01001000 </text:p>
          </table:table-cell>
          <table:table-cell table:style-name="Tabla1.F128" office:value-type="string">
            <text:p text:style-name="P4">48 </text:p>
          </table:table-cell>
        </table:table-row>
        <table:table-row>
          <table:table-cell table:style-name="Tabla1.A2" office:value-type="string">
            <text:p text:style-name="P1">Capital I</text:p>
          </table:table-cell>
          <table:table-cell table:style-name="Tabla1.B128" office:value-type="string">
            <text:p text:style-name="P3">I</text:p>
          </table:table-cell>
          <table:table-cell table:style-name="Tabla1.C128" office:value-type="string">
            <text:p text:style-name="P3">Shift I</text:p>
          </table:table-cell>
          <table:table-cell table:style-name="Tabla1.D128" office:value-type="string">
            <text:p text:style-name="P4">73</text:p>
          </table:table-cell>
          <table:table-cell table:style-name="Tabla1.E128" office:value-type="string">
            <text:p text:style-name="P4">01001001 </text:p>
          </table:table-cell>
          <table:table-cell table:style-name="Tabla1.F128" office:value-type="string">
            <text:p text:style-name="P4">49 </text:p>
          </table:table-cell>
        </table:table-row>
        <table:table-row>
          <table:table-cell table:style-name="Tabla1.A2" office:value-type="string">
            <text:p text:style-name="P1">Capital J</text:p>
          </table:table-cell>
          <table:table-cell table:style-name="Tabla1.B128" office:value-type="string">
            <text:p text:style-name="P3">J</text:p>
          </table:table-cell>
          <table:table-cell table:style-name="Tabla1.C128" office:value-type="string">
            <text:p text:style-name="P3">Shift J</text:p>
          </table:table-cell>
          <table:table-cell table:style-name="Tabla1.D128" office:value-type="string">
            <text:p text:style-name="P4">74</text:p>
          </table:table-cell>
          <table:table-cell table:style-name="Tabla1.E128" office:value-type="string">
            <text:p text:style-name="P4">01001010 </text:p>
          </table:table-cell>
          <table:table-cell table:style-name="Tabla1.F128" office:value-type="string">
            <text:p text:style-name="P4">4A </text:p>
          </table:table-cell>
        </table:table-row>
        <table:table-row>
          <table:table-cell table:style-name="Tabla1.A2" office:value-type="string">
            <text:p text:style-name="P1">Capital K</text:p>
          </table:table-cell>
          <table:table-cell table:style-name="Tabla1.B128" office:value-type="string">
            <text:p text:style-name="P3">K</text:p>
          </table:table-cell>
          <table:table-cell table:style-name="Tabla1.C128" office:value-type="string">
            <text:p text:style-name="P3">Shift K</text:p>
          </table:table-cell>
          <table:table-cell table:style-name="Tabla1.D128" office:value-type="string">
            <text:p text:style-name="P4">75</text:p>
          </table:table-cell>
          <table:table-cell table:style-name="Tabla1.E128" office:value-type="string">
            <text:p text:style-name="P4">01001011 </text:p>
          </table:table-cell>
          <table:table-cell table:style-name="Tabla1.F128" office:value-type="string">
            <text:p text:style-name="P4">4B </text:p>
          </table:table-cell>
        </table:table-row>
        <table:table-row>
          <table:table-cell table:style-name="Tabla1.A2" office:value-type="string">
            <text:p text:style-name="P1">Capital L</text:p>
          </table:table-cell>
          <table:table-cell table:style-name="Tabla1.B128" office:value-type="string">
            <text:p text:style-name="P3">L</text:p>
          </table:table-cell>
          <table:table-cell table:style-name="Tabla1.C128" office:value-type="string">
            <text:p text:style-name="P3">Shift L</text:p>
          </table:table-cell>
          <table:table-cell table:style-name="Tabla1.D128" office:value-type="string">
            <text:p text:style-name="P4">76</text:p>
          </table:table-cell>
          <table:table-cell table:style-name="Tabla1.E128" office:value-type="string">
            <text:p text:style-name="P4">01001100 </text:p>
          </table:table-cell>
          <table:table-cell table:style-name="Tabla1.F128" office:value-type="string">
            <text:p text:style-name="P4">4C </text:p>
          </table:table-cell>
        </table:table-row>
        <table:table-row>
          <table:table-cell table:style-name="Tabla1.A2" office:value-type="string">
            <text:p text:style-name="P1">Capital M</text:p>
          </table:table-cell>
          <table:table-cell table:style-name="Tabla1.B128" office:value-type="string">
            <text:p text:style-name="P3">M</text:p>
          </table:table-cell>
          <table:table-cell table:style-name="Tabla1.C128" office:value-type="string">
            <text:p text:style-name="P3">Shift M</text:p>
          </table:table-cell>
          <table:table-cell table:style-name="Tabla1.D128" office:value-type="string">
            <text:p text:style-name="P4">77</text:p>
          </table:table-cell>
          <table:table-cell table:style-name="Tabla1.E128" office:value-type="string">
            <text:p text:style-name="P4">01001101 </text:p>
          </table:table-cell>
          <table:table-cell table:style-name="Tabla1.F128" office:value-type="string">
            <text:p text:style-name="P4">4D </text:p>
          </table:table-cell>
        </table:table-row>
        <table:table-row>
          <table:table-cell table:style-name="Tabla1.A2" office:value-type="string">
            <text:p text:style-name="P1">Capital N</text:p>
          </table:table-cell>
          <table:table-cell table:style-name="Tabla1.B128" office:value-type="string">
            <text:p text:style-name="P3">N</text:p>
          </table:table-cell>
          <table:table-cell table:style-name="Tabla1.C128" office:value-type="string">
            <text:p text:style-name="P3">Shift N</text:p>
          </table:table-cell>
          <table:table-cell table:style-name="Tabla1.D128" office:value-type="string">
            <text:p text:style-name="P4">78</text:p>
          </table:table-cell>
          <table:table-cell table:style-name="Tabla1.E128" office:value-type="string">
            <text:p text:style-name="P4">01001110 </text:p>
          </table:table-cell>
          <table:table-cell table:style-name="Tabla1.F128" office:value-type="string">
            <text:p text:style-name="P4">4E </text:p>
          </table:table-cell>
        </table:table-row>
        <table:table-row>
          <table:table-cell table:style-name="Tabla1.A2" office:value-type="string">
            <text:p text:style-name="P1">Capital O</text:p>
          </table:table-cell>
          <table:table-cell table:style-name="Tabla1.B128" office:value-type="string">
            <text:p text:style-name="P3">O</text:p>
          </table:table-cell>
          <table:table-cell table:style-name="Tabla1.C128" office:value-type="string">
            <text:p text:style-name="P3">Shift O</text:p>
          </table:table-cell>
          <table:table-cell table:style-name="Tabla1.D128" office:value-type="string">
            <text:p text:style-name="P4">79</text:p>
          </table:table-cell>
          <table:table-cell table:style-name="Tabla1.E128" office:value-type="string">
            <text:p text:style-name="P4">01001111 </text:p>
          </table:table-cell>
          <table:table-cell table:style-name="Tabla1.F128" office:value-type="string">
            <text:p text:style-name="P4">4F </text:p>
          </table:table-cell>
        </table:table-row>
        <table:table-row>
          <table:table-cell table:style-name="Tabla1.A2" office:value-type="string">
            <text:p text:style-name="P1">Capital P</text:p>
          </table:table-cell>
          <table:table-cell table:style-name="Tabla1.B128" office:value-type="string">
            <text:p text:style-name="P3">P</text:p>
          </table:table-cell>
          <table:table-cell table:style-name="Tabla1.C128" office:value-type="string">
            <text:p text:style-name="P3">Shift P</text:p>
          </table:table-cell>
          <table:table-cell table:style-name="Tabla1.D128" office:value-type="string">
            <text:p text:style-name="P4">80</text:p>
          </table:table-cell>
          <table:table-cell table:style-name="Tabla1.E128" office:value-type="string">
            <text:p text:style-name="P4">01010000 </text:p>
          </table:table-cell>
          <table:table-cell table:style-name="Tabla1.F128" office:value-type="string">
            <text:p text:style-name="P4">50 </text:p>
          </table:table-cell>
        </table:table-row>
        <table:table-row>
          <table:table-cell table:style-name="Tabla1.A2" office:value-type="string">
            <text:p text:style-name="P1">Capital Q</text:p>
          </table:table-cell>
          <table:table-cell table:style-name="Tabla1.B128" office:value-type="string">
            <text:p text:style-name="P3">Q</text:p>
          </table:table-cell>
          <table:table-cell table:style-name="Tabla1.C128" office:value-type="string">
            <text:p text:style-name="P3">Shift Q</text:p>
          </table:table-cell>
          <table:table-cell table:style-name="Tabla1.D128" office:value-type="string">
            <text:p text:style-name="P4">81</text:p>
          </table:table-cell>
          <table:table-cell table:style-name="Tabla1.E128" office:value-type="string">
            <text:p text:style-name="P4">01010001 </text:p>
          </table:table-cell>
          <table:table-cell table:style-name="Tabla1.F128" office:value-type="string">
            <text:p text:style-name="P4">51 </text:p>
          </table:table-cell>
        </table:table-row>
        <table:table-row>
          <table:table-cell table:style-name="Tabla1.A2" office:value-type="string">
            <text:p text:style-name="P1">Capital R</text:p>
          </table:table-cell>
          <table:table-cell table:style-name="Tabla1.B128" office:value-type="string">
            <text:p text:style-name="P3">R</text:p>
          </table:table-cell>
          <table:table-cell table:style-name="Tabla1.C128" office:value-type="string">
            <text:p text:style-name="P3">Shift R</text:p>
          </table:table-cell>
          <table:table-cell table:style-name="Tabla1.D128" office:value-type="string">
            <text:p text:style-name="P4">82</text:p>
          </table:table-cell>
          <table:table-cell table:style-name="Tabla1.E128" office:value-type="string">
            <text:p text:style-name="P4">01010010 </text:p>
          </table:table-cell>
          <table:table-cell table:style-name="Tabla1.F128" office:value-type="string">
            <text:p text:style-name="P4">52 </text:p>
          </table:table-cell>
        </table:table-row>
        <table:table-row>
          <table:table-cell table:style-name="Tabla1.A2" office:value-type="string">
            <text:p text:style-name="P1">Capital S</text:p>
          </table:table-cell>
          <table:table-cell table:style-name="Tabla1.B128" office:value-type="string">
            <text:p text:style-name="P3">S</text:p>
          </table:table-cell>
          <table:table-cell table:style-name="Tabla1.C128" office:value-type="string">
            <text:p text:style-name="P3">Shift S</text:p>
          </table:table-cell>
          <table:table-cell table:style-name="Tabla1.D128" office:value-type="string">
            <text:p text:style-name="P4">83</text:p>
          </table:table-cell>
          <table:table-cell table:style-name="Tabla1.E128" office:value-type="string">
            <text:p text:style-name="P4">01010011 </text:p>
          </table:table-cell>
          <table:table-cell table:style-name="Tabla1.F128" office:value-type="string">
            <text:p text:style-name="P4">53 </text:p>
          </table:table-cell>
        </table:table-row>
        <table:table-row>
          <table:table-cell table:style-name="Tabla1.A2" office:value-type="string">
            <text:p text:style-name="P1">Capital T</text:p>
          </table:table-cell>
          <table:table-cell table:style-name="Tabla1.B128" office:value-type="string">
            <text:p text:style-name="P3">T</text:p>
          </table:table-cell>
          <table:table-cell table:style-name="Tabla1.C128" office:value-type="string">
            <text:p text:style-name="P3">Shift T</text:p>
          </table:table-cell>
          <table:table-cell table:style-name="Tabla1.D128" office:value-type="string">
            <text:p text:style-name="P4">84</text:p>
          </table:table-cell>
          <table:table-cell table:style-name="Tabla1.E128" office:value-type="string">
            <text:p text:style-name="P4">01010100 </text:p>
          </table:table-cell>
          <table:table-cell table:style-name="Tabla1.F128" office:value-type="string">
            <text:p text:style-name="P4">54 </text:p>
          </table:table-cell>
        </table:table-row>
        <table:table-row>
          <table:table-cell table:style-name="Tabla1.A2" office:value-type="string">
            <text:p text:style-name="P1">Capital U</text:p>
          </table:table-cell>
          <table:table-cell table:style-name="Tabla1.B128" office:value-type="string">
            <text:p text:style-name="P3">U</text:p>
          </table:table-cell>
          <table:table-cell table:style-name="Tabla1.C128" office:value-type="string">
            <text:p text:style-name="P3">Shift U</text:p>
          </table:table-cell>
          <table:table-cell table:style-name="Tabla1.D128" office:value-type="string">
            <text:p text:style-name="P4">85</text:p>
          </table:table-cell>
          <table:table-cell table:style-name="Tabla1.E128" office:value-type="string">
            <text:p text:style-name="P4">01010101 </text:p>
          </table:table-cell>
          <table:table-cell table:style-name="Tabla1.F128" office:value-type="string">
            <text:p text:style-name="P4">55 </text:p>
          </table:table-cell>
        </table:table-row>
        <table:table-row>
          <table:table-cell table:style-name="Tabla1.A2" office:value-type="string">
            <text:p text:style-name="P1">Capital V</text:p>
          </table:table-cell>
          <table:table-cell table:style-name="Tabla1.B128" office:value-type="string">
            <text:p text:style-name="P3">V</text:p>
          </table:table-cell>
          <table:table-cell table:style-name="Tabla1.C128" office:value-type="string">
            <text:p text:style-name="P3">Shift V</text:p>
          </table:table-cell>
          <table:table-cell table:style-name="Tabla1.D128" office:value-type="string">
            <text:p text:style-name="P4">86</text:p>
          </table:table-cell>
          <table:table-cell table:style-name="Tabla1.E128" office:value-type="string">
            <text:p text:style-name="P4">01010110 </text:p>
          </table:table-cell>
          <table:table-cell table:style-name="Tabla1.F128" office:value-type="string">
            <text:p text:style-name="P4">56 </text:p>
          </table:table-cell>
        </table:table-row>
        <table:table-row>
          <table:table-cell table:style-name="Tabla1.A2" office:value-type="string">
            <text:p text:style-name="P1">Capital W</text:p>
          </table:table-cell>
          <table:table-cell table:style-name="Tabla1.B128" office:value-type="string">
            <text:p text:style-name="P3">W</text:p>
          </table:table-cell>
          <table:table-cell table:style-name="Tabla1.C128" office:value-type="string">
            <text:p text:style-name="P3">Shift W</text:p>
          </table:table-cell>
          <table:table-cell table:style-name="Tabla1.D128" office:value-type="string">
            <text:p text:style-name="P4">87</text:p>
          </table:table-cell>
          <table:table-cell table:style-name="Tabla1.E128" office:value-type="string">
            <text:p text:style-name="P4">01010111 </text:p>
          </table:table-cell>
          <table:table-cell table:style-name="Tabla1.F128" office:value-type="string">
            <text:p text:style-name="P4">57 <text:soft-page-break/></text:p>
          </table:table-cell>
        </table:table-row>
        <table:table-row>
          <table:table-cell table:style-name="Tabla1.A2" office:value-type="string">
            <text:p text:style-name="P1">Capital X</text:p>
          </table:table-cell>
          <table:table-cell table:style-name="Tabla1.B128" office:value-type="string">
            <text:p text:style-name="P3">X</text:p>
          </table:table-cell>
          <table:table-cell table:style-name="Tabla1.C128" office:value-type="string">
            <text:p text:style-name="P3">Shift X</text:p>
          </table:table-cell>
          <table:table-cell table:style-name="Tabla1.D128" office:value-type="string">
            <text:p text:style-name="P4">88</text:p>
          </table:table-cell>
          <table:table-cell table:style-name="Tabla1.E128" office:value-type="string">
            <text:p text:style-name="P4">01011000 </text:p>
          </table:table-cell>
          <table:table-cell table:style-name="Tabla1.F128" office:value-type="string">
            <text:p text:style-name="P4">58 </text:p>
          </table:table-cell>
        </table:table-row>
        <table:table-row>
          <table:table-cell table:style-name="Tabla1.A2" office:value-type="string">
            <text:p text:style-name="P1">Capital Y</text:p>
          </table:table-cell>
          <table:table-cell table:style-name="Tabla1.B128" office:value-type="string">
            <text:p text:style-name="P3">Y</text:p>
          </table:table-cell>
          <table:table-cell table:style-name="Tabla1.C128" office:value-type="string">
            <text:p text:style-name="P3">Shift Y</text:p>
          </table:table-cell>
          <table:table-cell table:style-name="Tabla1.D128" office:value-type="string">
            <text:p text:style-name="P4">89</text:p>
          </table:table-cell>
          <table:table-cell table:style-name="Tabla1.E128" office:value-type="string">
            <text:p text:style-name="P4">01011001 </text:p>
          </table:table-cell>
          <table:table-cell table:style-name="Tabla1.F128" office:value-type="string">
            <text:p text:style-name="P4">59 </text:p>
          </table:table-cell>
        </table:table-row>
        <table:table-row>
          <table:table-cell table:style-name="Tabla1.A2" office:value-type="string">
            <text:p text:style-name="P1">Capital Z</text:p>
          </table:table-cell>
          <table:table-cell table:style-name="Tabla1.B128" office:value-type="string">
            <text:p text:style-name="P3">Z</text:p>
          </table:table-cell>
          <table:table-cell table:style-name="Tabla1.C128" office:value-type="string">
            <text:p text:style-name="P3">Shift Z</text:p>
          </table:table-cell>
          <table:table-cell table:style-name="Tabla1.D128" office:value-type="string">
            <text:p text:style-name="P4">90</text:p>
          </table:table-cell>
          <table:table-cell table:style-name="Tabla1.E128" office:value-type="string">
            <text:p text:style-name="P4">01011010 </text:p>
          </table:table-cell>
          <table:table-cell table:style-name="Tabla1.F128" office:value-type="string">
            <text:p text:style-name="P4">5A </text:p>
          </table:table-cell>
        </table:table-row>
        <table:table-row>
          <table:table-cell table:style-name="Tabla1.A2" office:value-type="string">
            <text:p text:style-name="P1">Left Bracket</text:p>
          </table:table-cell>
          <table:table-cell table:style-name="Tabla1.B128" office:value-type="string">
            <text:p text:style-name="P3">[</text:p>
          </table:table-cell>
          <table:table-cell table:style-name="Tabla1.C128" office:value-type="string">
            <text:p text:style-name="P3">[</text:p>
          </table:table-cell>
          <table:table-cell table:style-name="Tabla1.D128" office:value-type="string">
            <text:p text:style-name="P4">91</text:p>
          </table:table-cell>
          <table:table-cell table:style-name="Tabla1.E128" office:value-type="string">
            <text:p text:style-name="P4">01011011 </text:p>
          </table:table-cell>
          <table:table-cell table:style-name="Tabla1.F128" office:value-type="string">
            <text:p text:style-name="P4">5B </text:p>
          </table:table-cell>
        </table:table-row>
        <table:table-row>
          <table:table-cell table:style-name="Tabla1.A2" office:value-type="string">
            <text:p text:style-name="P1">Backward Slash</text:p>
          </table:table-cell>
          <table:table-cell table:style-name="Tabla1.B128" office:value-type="string">
            <text:p text:style-name="P3">\</text:p>
          </table:table-cell>
          <table:table-cell table:style-name="Tabla1.C128" office:value-type="string">
            <text:p text:style-name="P3">\</text:p>
          </table:table-cell>
          <table:table-cell table:style-name="Tabla1.D128" office:value-type="string">
            <text:p text:style-name="P4">92</text:p>
          </table:table-cell>
          <table:table-cell table:style-name="Tabla1.E128" office:value-type="string">
            <text:p text:style-name="P4">01011100 </text:p>
          </table:table-cell>
          <table:table-cell table:style-name="Tabla1.F128" office:value-type="string">
            <text:p text:style-name="P4">5C </text:p>
          </table:table-cell>
        </table:table-row>
        <table:table-row>
          <table:table-cell table:style-name="Tabla1.A2" office:value-type="string">
            <text:p text:style-name="P1">Right Bracket</text:p>
          </table:table-cell>
          <table:table-cell table:style-name="Tabla1.B128" office:value-type="string">
            <text:p text:style-name="P3">]</text:p>
          </table:table-cell>
          <table:table-cell table:style-name="Tabla1.C128" office:value-type="string">
            <text:p text:style-name="P3">]</text:p>
          </table:table-cell>
          <table:table-cell table:style-name="Tabla1.D128" office:value-type="string">
            <text:p text:style-name="P4">93</text:p>
          </table:table-cell>
          <table:table-cell table:style-name="Tabla1.E128" office:value-type="string">
            <text:p text:style-name="P4">01011101 </text:p>
          </table:table-cell>
          <table:table-cell table:style-name="Tabla1.F128" office:value-type="string">
            <text:p text:style-name="P4">5D </text:p>
          </table:table-cell>
        </table:table-row>
        <table:table-row>
          <table:table-cell table:style-name="Tabla1.A2" office:value-type="string">
            <text:p text:style-name="P1">Caret</text:p>
          </table:table-cell>
          <table:table-cell table:style-name="Tabla1.B128" office:value-type="string">
            <text:p text:style-name="P3">^</text:p>
          </table:table-cell>
          <table:table-cell table:style-name="Tabla1.C128" office:value-type="string">
            <text:p text:style-name="P3">Shift 6</text:p>
          </table:table-cell>
          <table:table-cell table:style-name="Tabla1.D128" office:value-type="string">
            <text:p text:style-name="P4">94</text:p>
          </table:table-cell>
          <table:table-cell table:style-name="Tabla1.E128" office:value-type="string">
            <text:p text:style-name="P4">01011110 </text:p>
          </table:table-cell>
          <table:table-cell table:style-name="Tabla1.F128" office:value-type="string">
            <text:p text:style-name="P4">5E </text:p>
          </table:table-cell>
        </table:table-row>
        <table:table-row>
          <table:table-cell table:style-name="Tabla1.A2" office:value-type="string">
            <text:p text:style-name="P1">Underscore</text:p>
          </table:table-cell>
          <table:table-cell table:style-name="Tabla1.B128" office:value-type="string">
            <text:p text:style-name="P3">_</text:p>
          </table:table-cell>
          <table:table-cell table:style-name="Tabla1.C128" office:value-type="string">
            <text:p text:style-name="P3">Shift -</text:p>
          </table:table-cell>
          <table:table-cell table:style-name="Tabla1.D128" office:value-type="string">
            <text:p text:style-name="P4">95</text:p>
          </table:table-cell>
          <table:table-cell table:style-name="Tabla1.E128" office:value-type="string">
            <text:p text:style-name="P4">01011111 </text:p>
          </table:table-cell>
          <table:table-cell table:style-name="Tabla1.F128" office:value-type="string">
            <text:p text:style-name="P4">5F </text:p>
          </table:table-cell>
        </table:table-row>
        <table:table-row>
          <table:table-cell table:style-name="Tabla1.A2" office:value-type="string">
            <text:p text:style-name="P1">Back Quote</text:p>
          </table:table-cell>
          <table:table-cell table:style-name="Tabla1.B128" office:value-type="string">
            <text:p text:style-name="P3">`</text:p>
          </table:table-cell>
          <table:table-cell table:style-name="Tabla1.C128" office:value-type="string">
            <text:p text:style-name="P3">`</text:p>
          </table:table-cell>
          <table:table-cell table:style-name="Tabla1.D128" office:value-type="string">
            <text:p text:style-name="P4">96</text:p>
          </table:table-cell>
          <table:table-cell table:style-name="Tabla1.E128" office:value-type="string">
            <text:p text:style-name="P4">01100000 </text:p>
          </table:table-cell>
          <table:table-cell table:style-name="Tabla1.F128" office:value-type="string">
            <text:p text:style-name="P4">60 </text:p>
          </table:table-cell>
        </table:table-row>
        <table:table-row>
          <table:table-cell table:style-name="Tabla1.A2" office:value-type="string">
            <text:p text:style-name="P1">Lower-case A</text:p>
          </table:table-cell>
          <table:table-cell table:style-name="Tabla1.B128" office:value-type="string">
            <text:p text:style-name="P3">a</text:p>
          </table:table-cell>
          <table:table-cell table:style-name="Tabla1.C128" office:value-type="string">
            <text:p text:style-name="P3">A</text:p>
          </table:table-cell>
          <table:table-cell table:style-name="Tabla1.D128" office:value-type="string">
            <text:p text:style-name="P4">97</text:p>
          </table:table-cell>
          <table:table-cell table:style-name="Tabla1.E128" office:value-type="string">
            <text:p text:style-name="P4">01100001 </text:p>
          </table:table-cell>
          <table:table-cell table:style-name="Tabla1.F128" office:value-type="string">
            <text:p text:style-name="P4">61 </text:p>
          </table:table-cell>
        </table:table-row>
        <table:table-row>
          <table:table-cell table:style-name="Tabla1.A2" office:value-type="string">
            <text:p text:style-name="P1">Lower-case B</text:p>
          </table:table-cell>
          <table:table-cell table:style-name="Tabla1.B128" office:value-type="string">
            <text:p text:style-name="P3">b</text:p>
          </table:table-cell>
          <table:table-cell table:style-name="Tabla1.C128" office:value-type="string">
            <text:p text:style-name="P3">B</text:p>
          </table:table-cell>
          <table:table-cell table:style-name="Tabla1.D128" office:value-type="string">
            <text:p text:style-name="P4">98</text:p>
          </table:table-cell>
          <table:table-cell table:style-name="Tabla1.E128" office:value-type="string">
            <text:p text:style-name="P4">01100010 </text:p>
          </table:table-cell>
          <table:table-cell table:style-name="Tabla1.F128" office:value-type="string">
            <text:p text:style-name="P4">62 </text:p>
          </table:table-cell>
        </table:table-row>
        <table:table-row>
          <table:table-cell table:style-name="Tabla1.A2" office:value-type="string">
            <text:p text:style-name="P1">Lower-case C</text:p>
          </table:table-cell>
          <table:table-cell table:style-name="Tabla1.B128" office:value-type="string">
            <text:p text:style-name="P3">c</text:p>
          </table:table-cell>
          <table:table-cell table:style-name="Tabla1.C128" office:value-type="string">
            <text:p text:style-name="P3">C</text:p>
          </table:table-cell>
          <table:table-cell table:style-name="Tabla1.D128" office:value-type="string">
            <text:p text:style-name="P4">99</text:p>
          </table:table-cell>
          <table:table-cell table:style-name="Tabla1.E128" office:value-type="string">
            <text:p text:style-name="P4">01100011 </text:p>
          </table:table-cell>
          <table:table-cell table:style-name="Tabla1.F128" office:value-type="string">
            <text:p text:style-name="P4">63 </text:p>
          </table:table-cell>
        </table:table-row>
        <table:table-row>
          <table:table-cell table:style-name="Tabla1.A2" office:value-type="string">
            <text:p text:style-name="P1">Lower-case D</text:p>
          </table:table-cell>
          <table:table-cell table:style-name="Tabla1.B128" office:value-type="string">
            <text:p text:style-name="P3">d</text:p>
          </table:table-cell>
          <table:table-cell table:style-name="Tabla1.C128" office:value-type="string">
            <text:p text:style-name="P3">D</text:p>
          </table:table-cell>
          <table:table-cell table:style-name="Tabla1.D128" office:value-type="string">
            <text:p text:style-name="P4">100</text:p>
          </table:table-cell>
          <table:table-cell table:style-name="Tabla1.E128" office:value-type="string">
            <text:p text:style-name="P4">01100100 </text:p>
          </table:table-cell>
          <table:table-cell table:style-name="Tabla1.F128" office:value-type="string">
            <text:p text:style-name="P4">64 </text:p>
          </table:table-cell>
        </table:table-row>
        <table:table-row>
          <table:table-cell table:style-name="Tabla1.A2" office:value-type="string">
            <text:p text:style-name="P1">Lower-case E</text:p>
          </table:table-cell>
          <table:table-cell table:style-name="Tabla1.B128" office:value-type="string">
            <text:p text:style-name="P3">e</text:p>
          </table:table-cell>
          <table:table-cell table:style-name="Tabla1.C128" office:value-type="string">
            <text:p text:style-name="P3">E</text:p>
          </table:table-cell>
          <table:table-cell table:style-name="Tabla1.D128" office:value-type="string">
            <text:p text:style-name="P4">101</text:p>
          </table:table-cell>
          <table:table-cell table:style-name="Tabla1.E128" office:value-type="string">
            <text:p text:style-name="P4">01100101 </text:p>
          </table:table-cell>
          <table:table-cell table:style-name="Tabla1.F128" office:value-type="string">
            <text:p text:style-name="P4">65 </text:p>
          </table:table-cell>
        </table:table-row>
        <table:table-row>
          <table:table-cell table:style-name="Tabla1.A2" office:value-type="string">
            <text:p text:style-name="P1">Lower-case F</text:p>
          </table:table-cell>
          <table:table-cell table:style-name="Tabla1.B128" office:value-type="string">
            <text:p text:style-name="P3">f</text:p>
          </table:table-cell>
          <table:table-cell table:style-name="Tabla1.C128" office:value-type="string">
            <text:p text:style-name="P3">F</text:p>
          </table:table-cell>
          <table:table-cell table:style-name="Tabla1.D128" office:value-type="string">
            <text:p text:style-name="P4">102</text:p>
          </table:table-cell>
          <table:table-cell table:style-name="Tabla1.E128" office:value-type="string">
            <text:p text:style-name="P4">01100110 </text:p>
          </table:table-cell>
          <table:table-cell table:style-name="Tabla1.F128" office:value-type="string">
            <text:p text:style-name="P4">66 </text:p>
          </table:table-cell>
        </table:table-row>
        <table:table-row>
          <table:table-cell table:style-name="Tabla1.A2" office:value-type="string">
            <text:p text:style-name="P1">Lower-case G</text:p>
          </table:table-cell>
          <table:table-cell table:style-name="Tabla1.B128" office:value-type="string">
            <text:p text:style-name="P3">g</text:p>
          </table:table-cell>
          <table:table-cell table:style-name="Tabla1.C128" office:value-type="string">
            <text:p text:style-name="P3">G</text:p>
          </table:table-cell>
          <table:table-cell table:style-name="Tabla1.D128" office:value-type="string">
            <text:p text:style-name="P4">103</text:p>
          </table:table-cell>
          <table:table-cell table:style-name="Tabla1.E128" office:value-type="string">
            <text:p text:style-name="P4">01100111 </text:p>
          </table:table-cell>
          <table:table-cell table:style-name="Tabla1.F128" office:value-type="string">
            <text:p text:style-name="P4">67 </text:p>
          </table:table-cell>
        </table:table-row>
        <table:table-row>
          <table:table-cell table:style-name="Tabla1.A2" office:value-type="string">
            <text:p text:style-name="P1">Lower-case H</text:p>
          </table:table-cell>
          <table:table-cell table:style-name="Tabla1.B128" office:value-type="string">
            <text:p text:style-name="P3">h</text:p>
          </table:table-cell>
          <table:table-cell table:style-name="Tabla1.C128" office:value-type="string">
            <text:p text:style-name="P3">H</text:p>
          </table:table-cell>
          <table:table-cell table:style-name="Tabla1.D128" office:value-type="string">
            <text:p text:style-name="P4">104</text:p>
          </table:table-cell>
          <table:table-cell table:style-name="Tabla1.E128" office:value-type="string">
            <text:p text:style-name="P4">01101000 </text:p>
          </table:table-cell>
          <table:table-cell table:style-name="Tabla1.F128" office:value-type="string">
            <text:p text:style-name="P4">68 </text:p>
          </table:table-cell>
        </table:table-row>
        <table:table-row>
          <table:table-cell table:style-name="Tabla1.A2" office:value-type="string">
            <text:p text:style-name="P1">Lower-case I</text:p>
          </table:table-cell>
          <table:table-cell table:style-name="Tabla1.B128" office:value-type="string">
            <text:p text:style-name="P3">I</text:p>
          </table:table-cell>
          <table:table-cell table:style-name="Tabla1.C128" office:value-type="string">
            <text:p text:style-name="P3">I</text:p>
          </table:table-cell>
          <table:table-cell table:style-name="Tabla1.D128" office:value-type="string">
            <text:p text:style-name="P4">105</text:p>
          </table:table-cell>
          <table:table-cell table:style-name="Tabla1.E128" office:value-type="string">
            <text:p text:style-name="P4">01101001 </text:p>
          </table:table-cell>
          <table:table-cell table:style-name="Tabla1.F128" office:value-type="string">
            <text:p text:style-name="P4">69 </text:p>
          </table:table-cell>
        </table:table-row>
        <table:table-row>
          <table:table-cell table:style-name="Tabla1.A2" office:value-type="string">
            <text:p text:style-name="P1">Lower-case J</text:p>
          </table:table-cell>
          <table:table-cell table:style-name="Tabla1.B128" office:value-type="string">
            <text:p text:style-name="P3">j</text:p>
          </table:table-cell>
          <table:table-cell table:style-name="Tabla1.C128" office:value-type="string">
            <text:p text:style-name="P3">J</text:p>
          </table:table-cell>
          <table:table-cell table:style-name="Tabla1.D128" office:value-type="string">
            <text:p text:style-name="P4">106</text:p>
          </table:table-cell>
          <table:table-cell table:style-name="Tabla1.E128" office:value-type="string">
            <text:p text:style-name="P4">01101010 </text:p>
          </table:table-cell>
          <table:table-cell table:style-name="Tabla1.F128" office:value-type="string">
            <text:p text:style-name="P4">6A </text:p>
          </table:table-cell>
        </table:table-row>
        <table:table-row>
          <table:table-cell table:style-name="Tabla1.A2" office:value-type="string">
            <text:p text:style-name="P1">Lower-case K</text:p>
          </table:table-cell>
          <table:table-cell table:style-name="Tabla1.B128" office:value-type="string">
            <text:p text:style-name="P3">k</text:p>
          </table:table-cell>
          <table:table-cell table:style-name="Tabla1.C128" office:value-type="string">
            <text:p text:style-name="P3">K</text:p>
          </table:table-cell>
          <table:table-cell table:style-name="Tabla1.D128" office:value-type="string">
            <text:p text:style-name="P4">107</text:p>
          </table:table-cell>
          <table:table-cell table:style-name="Tabla1.E128" office:value-type="string">
            <text:p text:style-name="P4">01101011 </text:p>
          </table:table-cell>
          <table:table-cell table:style-name="Tabla1.F128" office:value-type="string">
            <text:p text:style-name="P4">6B </text:p>
          </table:table-cell>
        </table:table-row>
        <table:table-row>
          <table:table-cell table:style-name="Tabla1.A2" office:value-type="string">
            <text:p text:style-name="P1">Lower-case L</text:p>
          </table:table-cell>
          <table:table-cell table:style-name="Tabla1.B128" office:value-type="string">
            <text:p text:style-name="P3">l</text:p>
          </table:table-cell>
          <table:table-cell table:style-name="Tabla1.C128" office:value-type="string">
            <text:p text:style-name="P3">L</text:p>
          </table:table-cell>
          <table:table-cell table:style-name="Tabla1.D128" office:value-type="string">
            <text:p text:style-name="P4">108</text:p>
          </table:table-cell>
          <table:table-cell table:style-name="Tabla1.E128" office:value-type="string">
            <text:p text:style-name="P4">01101100 </text:p>
          </table:table-cell>
          <table:table-cell table:style-name="Tabla1.F128" office:value-type="string">
            <text:p text:style-name="P4">6C </text:p>
          </table:table-cell>
        </table:table-row>
        <table:table-row>
          <table:table-cell table:style-name="Tabla1.A2" office:value-type="string">
            <text:p text:style-name="P1">Lower-case M</text:p>
          </table:table-cell>
          <table:table-cell table:style-name="Tabla1.B128" office:value-type="string">
            <text:p text:style-name="P3">m</text:p>
          </table:table-cell>
          <table:table-cell table:style-name="Tabla1.C128" office:value-type="string">
            <text:p text:style-name="P3">M</text:p>
          </table:table-cell>
          <table:table-cell table:style-name="Tabla1.D128" office:value-type="string">
            <text:p text:style-name="P4">109</text:p>
          </table:table-cell>
          <table:table-cell table:style-name="Tabla1.E128" office:value-type="string">
            <text:p text:style-name="P4">01101101 </text:p>
          </table:table-cell>
          <table:table-cell table:style-name="Tabla1.F128" office:value-type="string">
            <text:p text:style-name="P4">6D <text:soft-page-break/></text:p>
          </table:table-cell>
        </table:table-row>
        <table:table-row>
          <table:table-cell table:style-name="Tabla1.A2" office:value-type="string">
            <text:p text:style-name="P1">Lower-case N</text:p>
          </table:table-cell>
          <table:table-cell table:style-name="Tabla1.B128" office:value-type="string">
            <text:p text:style-name="P3">n</text:p>
          </table:table-cell>
          <table:table-cell table:style-name="Tabla1.C128" office:value-type="string">
            <text:p text:style-name="P3">N</text:p>
          </table:table-cell>
          <table:table-cell table:style-name="Tabla1.D128" office:value-type="string">
            <text:p text:style-name="P4">110</text:p>
          </table:table-cell>
          <table:table-cell table:style-name="Tabla1.E128" office:value-type="string">
            <text:p text:style-name="P4">01101110 </text:p>
          </table:table-cell>
          <table:table-cell table:style-name="Tabla1.F128" office:value-type="string">
            <text:p text:style-name="P4">6E </text:p>
          </table:table-cell>
        </table:table-row>
        <table:table-row>
          <table:table-cell table:style-name="Tabla1.A2" office:value-type="string">
            <text:p text:style-name="P1">Lower-case O</text:p>
          </table:table-cell>
          <table:table-cell table:style-name="Tabla1.B128" office:value-type="string">
            <text:p text:style-name="P3">o</text:p>
          </table:table-cell>
          <table:table-cell table:style-name="Tabla1.C128" office:value-type="string">
            <text:p text:style-name="P3">O</text:p>
          </table:table-cell>
          <table:table-cell table:style-name="Tabla1.D128" office:value-type="string">
            <text:p text:style-name="P4">111</text:p>
          </table:table-cell>
          <table:table-cell table:style-name="Tabla1.E128" office:value-type="string">
            <text:p text:style-name="P4">01101111 </text:p>
          </table:table-cell>
          <table:table-cell table:style-name="Tabla1.F128" office:value-type="string">
            <text:p text:style-name="P4">6F </text:p>
          </table:table-cell>
        </table:table-row>
        <table:table-row>
          <table:table-cell table:style-name="Tabla1.A2" office:value-type="string">
            <text:p text:style-name="P1">Lower-case P</text:p>
          </table:table-cell>
          <table:table-cell table:style-name="Tabla1.B128" office:value-type="string">
            <text:p text:style-name="P3">p</text:p>
          </table:table-cell>
          <table:table-cell table:style-name="Tabla1.C128" office:value-type="string">
            <text:p text:style-name="P3">P</text:p>
          </table:table-cell>
          <table:table-cell table:style-name="Tabla1.D128" office:value-type="string">
            <text:p text:style-name="P4">112</text:p>
          </table:table-cell>
          <table:table-cell table:style-name="Tabla1.E128" office:value-type="string">
            <text:p text:style-name="P4">01110000 </text:p>
          </table:table-cell>
          <table:table-cell table:style-name="Tabla1.F128" office:value-type="string">
            <text:p text:style-name="P4">70 </text:p>
          </table:table-cell>
        </table:table-row>
        <table:table-row>
          <table:table-cell table:style-name="Tabla1.A2" office:value-type="string">
            <text:p text:style-name="P1">Lower-case Q</text:p>
          </table:table-cell>
          <table:table-cell table:style-name="Tabla1.B128" office:value-type="string">
            <text:p text:style-name="P3">q</text:p>
          </table:table-cell>
          <table:table-cell table:style-name="Tabla1.C128" office:value-type="string">
            <text:p text:style-name="P3">Q</text:p>
          </table:table-cell>
          <table:table-cell table:style-name="Tabla1.D128" office:value-type="string">
            <text:p text:style-name="P4">113</text:p>
          </table:table-cell>
          <table:table-cell table:style-name="Tabla1.E128" office:value-type="string">
            <text:p text:style-name="P4">01110001 </text:p>
          </table:table-cell>
          <table:table-cell table:style-name="Tabla1.F128" office:value-type="string">
            <text:p text:style-name="P4">71 </text:p>
          </table:table-cell>
        </table:table-row>
        <table:table-row>
          <table:table-cell table:style-name="Tabla1.A2" office:value-type="string">
            <text:p text:style-name="P1">Lower-case R</text:p>
          </table:table-cell>
          <table:table-cell table:style-name="Tabla1.B128" office:value-type="string">
            <text:p text:style-name="P3">r</text:p>
          </table:table-cell>
          <table:table-cell table:style-name="Tabla1.C128" office:value-type="string">
            <text:p text:style-name="P3">R</text:p>
          </table:table-cell>
          <table:table-cell table:style-name="Tabla1.D128" office:value-type="string">
            <text:p text:style-name="P4">114</text:p>
          </table:table-cell>
          <table:table-cell table:style-name="Tabla1.E128" office:value-type="string">
            <text:p text:style-name="P4">01110010 </text:p>
          </table:table-cell>
          <table:table-cell table:style-name="Tabla1.F128" office:value-type="string">
            <text:p text:style-name="P4">72 </text:p>
          </table:table-cell>
        </table:table-row>
        <table:table-row>
          <table:table-cell table:style-name="Tabla1.A2" office:value-type="string">
            <text:p text:style-name="P1">Lower-case S</text:p>
          </table:table-cell>
          <table:table-cell table:style-name="Tabla1.B128" office:value-type="string">
            <text:p text:style-name="P3">s</text:p>
          </table:table-cell>
          <table:table-cell table:style-name="Tabla1.C128" office:value-type="string">
            <text:p text:style-name="P3">S</text:p>
          </table:table-cell>
          <table:table-cell table:style-name="Tabla1.D128" office:value-type="string">
            <text:p text:style-name="P4">115</text:p>
          </table:table-cell>
          <table:table-cell table:style-name="Tabla1.E128" office:value-type="string">
            <text:p text:style-name="P4">01110011 </text:p>
          </table:table-cell>
          <table:table-cell table:style-name="Tabla1.F128" office:value-type="string">
            <text:p text:style-name="P4">73 </text:p>
          </table:table-cell>
        </table:table-row>
        <table:table-row>
          <table:table-cell table:style-name="Tabla1.A2" office:value-type="string">
            <text:p text:style-name="P1">Lower-case T</text:p>
          </table:table-cell>
          <table:table-cell table:style-name="Tabla1.B128" office:value-type="string">
            <text:p text:style-name="P3">t</text:p>
          </table:table-cell>
          <table:table-cell table:style-name="Tabla1.C128" office:value-type="string">
            <text:p text:style-name="P3">T</text:p>
          </table:table-cell>
          <table:table-cell table:style-name="Tabla1.D128" office:value-type="string">
            <text:p text:style-name="P4">116</text:p>
          </table:table-cell>
          <table:table-cell table:style-name="Tabla1.E128" office:value-type="string">
            <text:p text:style-name="P4">01110100 </text:p>
          </table:table-cell>
          <table:table-cell table:style-name="Tabla1.F128" office:value-type="string">
            <text:p text:style-name="P4">74 </text:p>
          </table:table-cell>
        </table:table-row>
        <table:table-row>
          <table:table-cell table:style-name="Tabla1.A2" office:value-type="string">
            <text:p text:style-name="P1">Lower-case U</text:p>
          </table:table-cell>
          <table:table-cell table:style-name="Tabla1.B128" office:value-type="string">
            <text:p text:style-name="P3">u</text:p>
          </table:table-cell>
          <table:table-cell table:style-name="Tabla1.C128" office:value-type="string">
            <text:p text:style-name="P3">U</text:p>
          </table:table-cell>
          <table:table-cell table:style-name="Tabla1.D128" office:value-type="string">
            <text:p text:style-name="P4">117</text:p>
          </table:table-cell>
          <table:table-cell table:style-name="Tabla1.E128" office:value-type="string">
            <text:p text:style-name="P4">01110101 </text:p>
          </table:table-cell>
          <table:table-cell table:style-name="Tabla1.F128" office:value-type="string">
            <text:p text:style-name="P4">75 </text:p>
          </table:table-cell>
        </table:table-row>
        <table:table-row>
          <table:table-cell table:style-name="Tabla1.A2" office:value-type="string">
            <text:p text:style-name="P1">Lower-case V</text:p>
          </table:table-cell>
          <table:table-cell table:style-name="Tabla1.B128" office:value-type="string">
            <text:p text:style-name="P3">v</text:p>
          </table:table-cell>
          <table:table-cell table:style-name="Tabla1.C128" office:value-type="string">
            <text:p text:style-name="P3">V</text:p>
          </table:table-cell>
          <table:table-cell table:style-name="Tabla1.D128" office:value-type="string">
            <text:p text:style-name="P4">118</text:p>
          </table:table-cell>
          <table:table-cell table:style-name="Tabla1.E128" office:value-type="string">
            <text:p text:style-name="P4">01110110 </text:p>
          </table:table-cell>
          <table:table-cell table:style-name="Tabla1.F128" office:value-type="string">
            <text:p text:style-name="P4">76 </text:p>
          </table:table-cell>
        </table:table-row>
        <table:table-row>
          <table:table-cell table:style-name="Tabla1.A2" office:value-type="string">
            <text:p text:style-name="P1">Lower-case W</text:p>
          </table:table-cell>
          <table:table-cell table:style-name="Tabla1.B128" office:value-type="string">
            <text:p text:style-name="P3">w</text:p>
          </table:table-cell>
          <table:table-cell table:style-name="Tabla1.C128" office:value-type="string">
            <text:p text:style-name="P3">W</text:p>
          </table:table-cell>
          <table:table-cell table:style-name="Tabla1.D128" office:value-type="string">
            <text:p text:style-name="P4">119</text:p>
          </table:table-cell>
          <table:table-cell table:style-name="Tabla1.E128" office:value-type="string">
            <text:p text:style-name="P4">01110111 </text:p>
          </table:table-cell>
          <table:table-cell table:style-name="Tabla1.F128" office:value-type="string">
            <text:p text:style-name="P4">77 </text:p>
          </table:table-cell>
        </table:table-row>
        <table:table-row>
          <table:table-cell table:style-name="Tabla1.A2" office:value-type="string">
            <text:p text:style-name="P1">Lower-case X</text:p>
          </table:table-cell>
          <table:table-cell table:style-name="Tabla1.B128" office:value-type="string">
            <text:p text:style-name="P3">x</text:p>
          </table:table-cell>
          <table:table-cell table:style-name="Tabla1.C128" office:value-type="string">
            <text:p text:style-name="P3">X</text:p>
          </table:table-cell>
          <table:table-cell table:style-name="Tabla1.D128" office:value-type="string">
            <text:p text:style-name="P4">120</text:p>
          </table:table-cell>
          <table:table-cell table:style-name="Tabla1.E128" office:value-type="string">
            <text:p text:style-name="P4">01111000 </text:p>
          </table:table-cell>
          <table:table-cell table:style-name="Tabla1.F128" office:value-type="string">
            <text:p text:style-name="P4">78 </text:p>
          </table:table-cell>
        </table:table-row>
        <table:table-row>
          <table:table-cell table:style-name="Tabla1.A2" office:value-type="string">
            <text:p text:style-name="P1">Lower-case Y</text:p>
          </table:table-cell>
          <table:table-cell table:style-name="Tabla1.B128" office:value-type="string">
            <text:p text:style-name="P3">y</text:p>
          </table:table-cell>
          <table:table-cell table:style-name="Tabla1.C128" office:value-type="string">
            <text:p text:style-name="P3">Y</text:p>
          </table:table-cell>
          <table:table-cell table:style-name="Tabla1.D128" office:value-type="string">
            <text:p text:style-name="P4">121</text:p>
          </table:table-cell>
          <table:table-cell table:style-name="Tabla1.E128" office:value-type="string">
            <text:p text:style-name="P4">01111001 </text:p>
          </table:table-cell>
          <table:table-cell table:style-name="Tabla1.F128" office:value-type="string">
            <text:p text:style-name="P4">79 </text:p>
          </table:table-cell>
        </table:table-row>
        <table:table-row>
          <table:table-cell table:style-name="Tabla1.A2" office:value-type="string">
            <text:p text:style-name="P1">Lower-case Z</text:p>
          </table:table-cell>
          <table:table-cell table:style-name="Tabla1.B128" office:value-type="string">
            <text:p text:style-name="P3">z</text:p>
          </table:table-cell>
          <table:table-cell table:style-name="Tabla1.C128" office:value-type="string">
            <text:p text:style-name="P3">Z</text:p>
          </table:table-cell>
          <table:table-cell table:style-name="Tabla1.D128" office:value-type="string">
            <text:p text:style-name="P4">122</text:p>
          </table:table-cell>
          <table:table-cell table:style-name="Tabla1.E128" office:value-type="string">
            <text:p text:style-name="P4">01111010 </text:p>
          </table:table-cell>
          <table:table-cell table:style-name="Tabla1.F128" office:value-type="string">
            <text:p text:style-name="P4">7A </text:p>
          </table:table-cell>
        </table:table-row>
        <table:table-row>
          <table:table-cell table:style-name="Tabla1.A2" office:value-type="string">
            <text:p text:style-name="P1">Left Brace</text:p>
          </table:table-cell>
          <table:table-cell table:style-name="Tabla1.B128" office:value-type="string">
            <text:p text:style-name="P3">{</text:p>
          </table:table-cell>
          <table:table-cell table:style-name="Tabla1.C128" office:value-type="string">
            <text:p text:style-name="P3">Shift [</text:p>
          </table:table-cell>
          <table:table-cell table:style-name="Tabla1.D128" office:value-type="string">
            <text:p text:style-name="P4">123</text:p>
          </table:table-cell>
          <table:table-cell table:style-name="Tabla1.E128" office:value-type="string">
            <text:p text:style-name="P4">01111011 </text:p>
          </table:table-cell>
          <table:table-cell table:style-name="Tabla1.F128" office:value-type="string">
            <text:p text:style-name="P4">7B </text:p>
          </table:table-cell>
        </table:table-row>
        <table:table-row>
          <table:table-cell table:style-name="Tabla1.A2" office:value-type="string">
            <text:p text:style-name="P1">Vertical Bar</text:p>
          </table:table-cell>
          <table:table-cell table:style-name="Tabla1.B128" office:value-type="string">
            <text:p text:style-name="P3">|</text:p>
          </table:table-cell>
          <table:table-cell table:style-name="Tabla1.C128" office:value-type="string">
            <text:p text:style-name="P3">Shift \</text:p>
          </table:table-cell>
          <table:table-cell table:style-name="Tabla1.D128" office:value-type="string">
            <text:p text:style-name="P4">124</text:p>
          </table:table-cell>
          <table:table-cell table:style-name="Tabla1.E128" office:value-type="string">
            <text:p text:style-name="P4">01111100 </text:p>
          </table:table-cell>
          <table:table-cell table:style-name="Tabla1.F128" office:value-type="string">
            <text:p text:style-name="P4">7C </text:p>
          </table:table-cell>
        </table:table-row>
        <table:table-row>
          <table:table-cell table:style-name="Tabla1.A2" office:value-type="string">
            <text:p text:style-name="P1">Right Brace</text:p>
          </table:table-cell>
          <table:table-cell table:style-name="Tabla1.B128" office:value-type="string">
            <text:p text:style-name="P3">}</text:p>
          </table:table-cell>
          <table:table-cell table:style-name="Tabla1.C128" office:value-type="string">
            <text:p text:style-name="P3">Shift ]</text:p>
          </table:table-cell>
          <table:table-cell table:style-name="Tabla1.D128" office:value-type="string">
            <text:p text:style-name="P4">125</text:p>
          </table:table-cell>
          <table:table-cell table:style-name="Tabla1.E128" office:value-type="string">
            <text:p text:style-name="P4">01111101 </text:p>
          </table:table-cell>
          <table:table-cell table:style-name="Tabla1.F128" office:value-type="string">
            <text:p text:style-name="P4">7D </text:p>
          </table:table-cell>
        </table:table-row>
        <table:table-row>
          <table:table-cell table:style-name="Tabla1.A2" office:value-type="string">
            <text:p text:style-name="P1">Tilde</text:p>
          </table:table-cell>
          <table:table-cell table:style-name="Tabla1.B128" office:value-type="string">
            <text:p text:style-name="P3">~</text:p>
          </table:table-cell>
          <table:table-cell table:style-name="Tabla1.C128" office:value-type="string">
            <text:p text:style-name="P3">Shift `</text:p>
          </table:table-cell>
          <table:table-cell table:style-name="Tabla1.D128" office:value-type="string">
            <text:p text:style-name="P4">126</text:p>
          </table:table-cell>
          <table:table-cell table:style-name="Tabla1.E128" office:value-type="string">
            <text:p text:style-name="P4">01111110 </text:p>
          </table:table-cell>
          <table:table-cell table:style-name="Tabla1.F128" office:value-type="string">
            <text:p text:style-name="P4">7E </text:p>
          </table:table-cell>
        </table:table-row>
        <table:table-row>
          <table:table-cell table:style-name="Tabla1.A129" office:value-type="string">
            <text:p text:style-name="P1">Delta</text:p>
          </table:table-cell>
          <table:table-cell table:style-name="Tabla1.B129" office:value-type="string">
            <text:p text:style-name="P3"><text:span text:style-name="T1">D</text:span> </text:p>
          </table:table-cell>
          <table:table-cell table:style-name="Tabla1.C129" office:value-type="string">
            <text:p text:style-name="Table_20_Contents"> </text:p>
          </table:table-cell>
          <table:table-cell table:style-name="Tabla1.D129" office:value-type="string">
            <text:p text:style-name="P4">127</text:p>
          </table:table-cell>
          <table:table-cell table:style-name="Tabla1.E129" office:value-type="string">
            <text:p text:style-name="P4">01111111 </text:p>
          </table:table-cell>
          <table:table-cell table:style-name="Tabla1.F129" office:value-type="string">
            <text:p text:style-name="P4">7F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0-08-20T11:43:16.085374933</meta:creation-date>
    <dc:date>2020-08-20T12:12:21.884351422</dc:date>
    <dc:creator>codefuncode </dc:creator>
    <meta:editing-duration>PT18M55S</meta:editing-duration>
    <meta:editing-cycles>1</meta:editing-cycles>
    <meta:document-statistic meta:table-count="1" meta:image-count="0" meta:object-count="0" meta:page-count="6" meta:paragraph-count="774" meta:word-count="975" meta:character-count="3950" meta:non-whitespace-character-count="3550"/>
    <meta:generator>LibreOffice/6.0.7.3$Linux_X86_64 LibreOffice_project/00m0$Build-3</meta:generator>
  </office:meta>
</office:document-meta>
</file>